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8" table:default-cell-style-name="ce2"/>
        <table:table-row table:style-name="ro1">
          <table:table-cell table:style-name="ce1" office:value-type="string" calcext:value-type="string">
            <text:p>powiat - nazwa</text:p>
          </table:table-cell>
          <table:table-cell table:style-name="ce1" office:value-type="string" calcext:value-type="string">
            <text:p>Gmina - nazwa</text:p>
          </table:table-cell>
          <table:table-cell table:style-name="ce3" office:value-type="string" calcext:value-type="string">
            <text:p>RSPO</text:p>
          </table:table-cell>
          <table:table-cell table:style-name="ce4" office:value-type="string" calcext:value-type="string">
            <text:p>rodzaj placówki</text:p>
            <text:p/>
          </table:table-cell>
          <table:table-cell table:style-name="ce3" office:value-type="string" calcext:value-type="string">
            <text:p>czy publiczna</text:p>
          </table:table-cell>
          <table:table-cell table:style-name="ce1" office:value-type="string" calcext:value-type="string">
            <text:p>Nazwa szkoły</text:p>
          </table:table-cell>
          <table:table-cell table:style-name="ce1" office:value-type="string" calcext:value-type="string">
            <text:p>Miejscowość</text:p>
          </table:table-cell>
          <table:table-cell table:style-name="ce1" office:value-type="string" calcext:value-type="string">
            <text:p>Ulica nr</text:p>
          </table:table-cell>
          <table:table-cell table:style-name="ce1" office:value-type="string" calcext:value-type="string">
            <text:p>[Język polski] liczba zdających</text:p>
          </table:table-cell>
          <table:table-cell table:style-name="ce1" office:value-type="string" calcext:value-type="string">
            <text:p>[Język polski] wynik średni (%)</text:p>
          </table:table-cell>
          <table:table-cell table:style-name="ce1" office:value-type="string" calcext:value-type="string">
            <text:p>[Język polski] odchylenie standardowe (%)</text:p>
          </table:table-cell>
          <table:table-cell table:style-name="ce1" office:value-type="string" calcext:value-type="string">
            <text:p>[Język polski] mediana (%)</text:p>
          </table:table-cell>
          <table:table-cell table:style-name="ce1" office:value-type="string" calcext:value-type="string">
            <text:p>[Język polski] modalna (%)</text:p>
          </table:table-cell>
          <table:table-cell table:style-name="ce1" office:value-type="string" calcext:value-type="string">
            <text:p>[Matematyka] liczba zdających</text:p>
          </table:table-cell>
          <table:table-cell table:style-name="ce1" office:value-type="string" calcext:value-type="string">
            <text:p>[Matematyka] wynik</text:p>
            <text:p>średni (%)</text:p>
          </table:table-cell>
          <table:table-cell table:style-name="ce1" office:value-type="string" calcext:value-type="string">
            <text:p>[Matematyka] odchylenie standardowe (%)</text:p>
          </table:table-cell>
          <table:table-cell table:style-name="ce1" office:value-type="string" calcext:value-type="string">
            <text:p>[Matematyka] mediana (%)</text:p>
          </table:table-cell>
          <table:table-cell table:style-name="ce1" office:value-type="string" calcext:value-type="string">
            <text:p>[Matematyka] modalna (%)</text:p>
          </table:table-cell>
          <table:table-cell table:style-name="ce1" office:value-type="string" calcext:value-type="string">
            <text:p>[Język angielski] liczba zdających</text:p>
          </table:table-cell>
          <table:table-cell table:style-name="ce1" office:value-type="string" calcext:value-type="string">
            <text:p>[Język angielski] wynik średni (%)</text:p>
          </table:table-cell>
          <table:table-cell table:style-name="ce1" office:value-type="string" calcext:value-type="string">
            <text:p>[Język angielski] odchylenie standardowe (%)</text:p>
          </table:table-cell>
          <table:table-cell table:style-name="ce1" office:value-type="string" calcext:value-type="string">
            <text:p>[Język angielski] mediana (%)</text:p>
          </table:table-cell>
          <table:table-cell table:style-name="ce1" office:value-type="string" calcext:value-type="string">
            <text:p>[Język angielski] modalna (%)</text:p>
          </table:table-cell>
          <table:table-cell table:style-name="ce1"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4" calcext:value-type="float">
            <text:p>148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2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arpnicka 2</text:p>
          </table:table-cell>
          <table:table-cell office:value-type="float" office:value="47" calcext:value-type="float">
            <text:p>47</text:p>
          </table:table-cell>
          <table:table-cell office:value-type="float" office:value="66.9574468085106" calcext:value-type="float">
            <text:p>66.9574468085106</text:p>
          </table:table-cell>
          <table:table-cell office:value-type="float" office:value="18.8870747730085" calcext:value-type="float">
            <text:p>18.8870747730085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62.5531914893617" calcext:value-type="float">
            <text:p>62.5531914893617</text:p>
          </table:table-cell>
          <table:table-cell office:value-type="float" office:value="28.7785443946349" calcext:value-type="float">
            <text:p>28.778544394634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70.9444444444444" calcext:value-type="float">
            <text:p>70.9444444444444</text:p>
          </table:table-cell>
          <table:table-cell office:value-type="float" office:value="28.5186207309376" calcext:value-type="float">
            <text:p>28.5186207309376</text:p>
          </table:table-cell>
          <table:table-cell office:value-type="float" office:value="85.5" calcext:value-type="float">
            <text:p>85.5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606" calcext:value-type="float">
            <text:p>1460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18 IM. PŁK PILOTA BOLESŁAWA ORLI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bulw. Ikara 19</text:p>
          </table:table-cell>
          <table:table-cell office:value-type="float" office:value="63" calcext:value-type="float">
            <text:p>63</text:p>
          </table:table-cell>
          <table:table-cell office:value-type="float" office:value="71.3333333333333" calcext:value-type="float">
            <text:p>71.3333333333333</text:p>
          </table:table-cell>
          <table:table-cell office:value-type="float" office:value="12.8458504201113" calcext:value-type="float">
            <text:p>12.845850420111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3.015873015873" calcext:value-type="float">
            <text:p>73.015873015873</text:p>
          </table:table-cell>
          <table:table-cell office:value-type="float" office:value="22.4354396969744" calcext:value-type="float">
            <text:p>22.435439696974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89.7878787878788" calcext:value-type="float">
            <text:p>89.7878787878788</text:p>
          </table:table-cell>
          <table:table-cell office:value-type="float" office:value="14.3827707866203" calcext:value-type="float">
            <text:p>14.3827707866203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30" calcext:value-type="float">
            <text:p>2153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5 IM. FRANCISZKA JUSZCZA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nisławowska 38-44</text:p>
          </table:table-cell>
          <table:table-cell office:value-type="float" office:value="79" calcext:value-type="float">
            <text:p>79</text:p>
          </table:table-cell>
          <table:table-cell office:value-type="float" office:value="67.1645569620253" calcext:value-type="float">
            <text:p>67.1645569620253</text:p>
          </table:table-cell>
          <table:table-cell office:value-type="float" office:value="17.9700386225199" calcext:value-type="float">
            <text:p>17.9700386225199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2.0506329113924" calcext:value-type="float">
            <text:p>72.0506329113924</text:p>
          </table:table-cell>
          <table:table-cell office:value-type="float" office:value="27.5845759204913" calcext:value-type="float">
            <text:p>27.584575920491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6.8350515463918" calcext:value-type="float">
            <text:p>76.8350515463918</text:p>
          </table:table-cell>
          <table:table-cell office:value-type="float" office:value="27.4480504302222" calcext:value-type="float">
            <text:p>27.4480504302222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09" calcext:value-type="float">
            <text:p>2150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6 IM. PIASTÓW ŚLĄSKICH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uwalska 5</text:p>
          </table:table-cell>
          <table:table-cell office:value-type="float" office:value="64" calcext:value-type="float">
            <text:p>64</text:p>
          </table:table-cell>
          <table:table-cell office:value-type="float" office:value="69.296875" calcext:value-type="float">
            <text:p>69.296875</text:p>
          </table:table-cell>
          <table:table-cell office:value-type="float" office:value="21.182746286409" calcext:value-type="float">
            <text:p>21.182746286409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62.25" calcext:value-type="float">
            <text:p>62.25</text:p>
          </table:table-cell>
          <table:table-cell office:value-type="float" office:value="27.1926000963497" calcext:value-type="float">
            <text:p>27.1926000963497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8.0897435897436" calcext:value-type="float">
            <text:p>78.0897435897436</text:p>
          </table:table-cell>
          <table:table-cell office:value-type="float" office:value="25.6366053882274" calcext:value-type="float">
            <text:p>25.6366053882274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94" calcext:value-type="float">
            <text:p>209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5 IM. KSIĘŻNEJ JADWIGI ŚLĄ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Ludwika Solskiego 13</text:p>
          </table:table-cell>
          <table:table-cell office:value-type="float" office:value="36" calcext:value-type="float">
            <text:p>36</text:p>
          </table:table-cell>
          <table:table-cell office:value-type="float" office:value="70.6666666666667" calcext:value-type="float">
            <text:p>70.6666666666667</text:p>
          </table:table-cell>
          <table:table-cell office:value-type="float" office:value="15.0443787951957" calcext:value-type="float">
            <text:p>15.0443787951957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0.8888888888889" calcext:value-type="float">
            <text:p>70.8888888888889</text:p>
          </table:table-cell>
          <table:table-cell office:value-type="float" office:value="22.7959277281635" calcext:value-type="float">
            <text:p>22.7959277281635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83.8372093023256" calcext:value-type="float">
            <text:p>83.8372093023256</text:p>
          </table:table-cell>
          <table:table-cell office:value-type="float" office:value="20.4016987807937" calcext:value-type="float">
            <text:p>20.401698780793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026" calcext:value-type="float">
            <text:p>2102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7 IM. WISŁAWY SZYMBOR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umiankowa 34</text:p>
          </table:table-cell>
          <table:table-cell office:value-type="float" office:value="32" calcext:value-type="float">
            <text:p>32</text:p>
          </table:table-cell>
          <table:table-cell office:value-type="float" office:value="65.25" calcext:value-type="float">
            <text:p>65.25</text:p>
          </table:table-cell>
          <table:table-cell office:value-type="float" office:value="12.9687123493429" calcext:value-type="float">
            <text:p>12.9687123493429</text:p>
          </table:table-cell>
          <table:table-cell office:value-type="float" office:value="65.5" calcext:value-type="float">
            <text:p>65.5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63.75" calcext:value-type="float">
            <text:p>63.75</text:p>
          </table:table-cell>
          <table:table-cell office:value-type="float" office:value="23.0203714131636" calcext:value-type="float">
            <text:p>23.0203714131636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79.0666666666667" calcext:value-type="float">
            <text:p>79.0666666666667</text:p>
          </table:table-cell>
          <table:table-cell office:value-type="float" office:value="21.2319465795192" calcext:value-type="float">
            <text:p>21.2319465795192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428" calcext:value-type="float">
            <text:p>1342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DIALOGU KULTUR ETZ CHAIM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Żelazna 57</text:p>
          </table:table-cell>
          <table:table-cell office:value-type="float" office:value="14" calcext:value-type="float">
            <text:p>14</text:p>
          </table:table-cell>
          <table:table-cell office:value-type="float" office:value="71.7142857142857" calcext:value-type="float">
            <text:p>71.7142857142857</text:p>
          </table:table-cell>
          <table:table-cell office:value-type="float" office:value="12.8642837312603" calcext:value-type="float">
            <text:p>12.8642837312603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83.4285714285714" calcext:value-type="float">
            <text:p>83.4285714285714</text:p>
          </table:table-cell>
          <table:table-cell office:value-type="float" office:value="23.169297065958" calcext:value-type="float">
            <text:p>23.169297065958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92.7142857142857" calcext:value-type="float">
            <text:p>92.7142857142857</text:p>
          </table:table-cell>
          <table:table-cell office:value-type="float" office:value="13.7551474595023" calcext:value-type="float">
            <text:p>13.755147459502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88" calcext:value-type="float">
            <text:p>149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8 IM. GENERAŁA LEOPOLDA OKULIC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recka 59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8.743251365736" calcext:value-type="float">
            <text:p>8.74325136573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83.7777777777778" calcext:value-type="float">
            <text:p>83.7777777777778</text:p>
          </table:table-cell>
          <table:table-cell office:value-type="float" office:value="16.4639523928813" calcext:value-type="float">
            <text:p>16.4639523928813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88.5789473684211" calcext:value-type="float">
            <text:p>88.5789473684211</text:p>
          </table:table-cell>
          <table:table-cell office:value-type="float" office:value="15.5269402193793" calcext:value-type="float">
            <text:p>15.52694021937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70" calcext:value-type="float">
            <text:p>2097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9 IM. BOLESŁAWA CHROBR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szykarska 2-4</text:p>
          </table:table-cell>
          <table:table-cell office:value-type="float" office:value="38" calcext:value-type="float">
            <text:p>38</text:p>
          </table:table-cell>
          <table:table-cell office:value-type="float" office:value="55.6315789473684" calcext:value-type="float">
            <text:p>55.6315789473684</text:p>
          </table:table-cell>
          <table:table-cell office:value-type="float" office:value="20.6135124980418" calcext:value-type="float">
            <text:p>20.613512498041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60.1052631578947" calcext:value-type="float">
            <text:p>60.1052631578947</text:p>
          </table:table-cell>
          <table:table-cell office:value-type="float" office:value="31.1125203040125" calcext:value-type="float">
            <text:p>31.112520304012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4.2682926829268" calcext:value-type="float">
            <text:p>64.2682926829268</text:p>
          </table:table-cell>
          <table:table-cell office:value-type="float" office:value="30.2888729389909" calcext:value-type="float">
            <text:p>30.2888729389909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57" calcext:value-type="float">
            <text:p>1405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 IM. MARIUSZA ZARU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brza 27</text:p>
          </table:table-cell>
          <table:table-cell office:value-type="float" office:value="70" calcext:value-type="float">
            <text:p>70</text:p>
          </table:table-cell>
          <table:table-cell office:value-type="float" office:value="71.9571428571429" calcext:value-type="float">
            <text:p>71.9571428571429</text:p>
          </table:table-cell>
          <table:table-cell office:value-type="float" office:value="15.656523710386" calcext:value-type="float">
            <text:p>15.65652371038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8.4" calcext:value-type="float">
            <text:p>78.4</text:p>
          </table:table-cell>
          <table:table-cell office:value-type="float" office:value="22.7523311207571" calcext:value-type="float">
            <text:p>22.7523311207571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8.4675324675325" calcext:value-type="float">
            <text:p>88.4675324675325</text:p>
          </table:table-cell>
          <table:table-cell office:value-type="float" office:value="17.3464202793742" calcext:value-type="float">
            <text:p>17.346420279374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15" calcext:value-type="float">
            <text:p>2151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4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Częstochowska 42</text:p>
          </table:table-cell>
          <table:table-cell office:value-type="float" office:value="60" calcext:value-type="float">
            <text:p>60</text:p>
          </table:table-cell>
          <table:table-cell office:value-type="float" office:value="69.25" calcext:value-type="float">
            <text:p>69.25</text:p>
          </table:table-cell>
          <table:table-cell office:value-type="float" office:value="18.23058327829" calcext:value-type="float">
            <text:p>18.2305832782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75.5333333333333" calcext:value-type="float">
            <text:p>75.5333333333333</text:p>
          </table:table-cell>
          <table:table-cell office:value-type="float" office:value="23.8896537345261" calcext:value-type="float">
            <text:p>23.8896537345261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5.8833333333333" calcext:value-type="float">
            <text:p>85.8833333333333</text:p>
          </table:table-cell>
          <table:table-cell office:value-type="float" office:value="17.5614081313417" calcext:value-type="float">
            <text:p>17.561408131341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63" calcext:value-type="float">
            <text:p>1496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7 IM. KARDYNAŁA STEFANA WYSZY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arbinowska 10</text:p>
          </table:table-cell>
          <table:table-cell office:value-type="float" office:value="19" calcext:value-type="float">
            <text:p>19</text:p>
          </table:table-cell>
          <table:table-cell office:value-type="float" office:value="60.0526315789474" calcext:value-type="float">
            <text:p>60.0526315789474</text:p>
          </table:table-cell>
          <table:table-cell office:value-type="float" office:value="15.188200698016" calcext:value-type="float">
            <text:p>15.188200698016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72.8421052631579" calcext:value-type="float">
            <text:p>72.8421052631579</text:p>
          </table:table-cell>
          <table:table-cell office:value-type="float" office:value="24.2297406591563" calcext:value-type="float">
            <text:p>24.229740659156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23.4431002081299" calcext:value-type="float">
            <text:p>23.443100208129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273" calcext:value-type="float">
            <text:p>2027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8 IM. JERZEGO KUKUCZK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Eugeniusza Horbaczewskiego 61</text:p>
          </table:table-cell>
          <table:table-cell office:value-type="float" office:value="7" calcext:value-type="float">
            <text:p>7</text:p>
          </table:table-cell>
          <table:table-cell office:value-type="float" office:value="49.7142857142857" calcext:value-type="float">
            <text:p>49.7142857142857</text:p>
          </table:table-cell>
          <table:table-cell office:value-type="float" office:value="22.3076814810779" calcext:value-type="float">
            <text:p>22.307681481077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0.2857142857143" calcext:value-type="float">
            <text:p>50.2857142857143</text:p>
          </table:table-cell>
          <table:table-cell office:value-type="float" office:value="26.9481739944037" calcext:value-type="float">
            <text:p>26.948173994403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74.5" calcext:value-type="float">
            <text:p>74.5</text:p>
          </table:table-cell>
          <table:table-cell office:value-type="float" office:value="29.3981291921782" calcext:value-type="float">
            <text:p>29.39812919217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4" calcext:value-type="float">
            <text:p>1487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1 IM. JANA PAWŁA I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rępicka 50</text:p>
          </table:table-cell>
          <table:table-cell office:value-type="float" office:value="49" calcext:value-type="float">
            <text:p>49</text:p>
          </table:table-cell>
          <table:table-cell office:value-type="float" office:value="55.2448979591837" calcext:value-type="float">
            <text:p>55.2448979591837</text:p>
          </table:table-cell>
          <table:table-cell office:value-type="float" office:value="19.879771907948" calcext:value-type="float">
            <text:p>19.87977190794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.4081632653061" calcext:value-type="float">
            <text:p>48.4081632653061</text:p>
          </table:table-cell>
          <table:table-cell office:value-type="float" office:value="31.0601249503689" calcext:value-type="float">
            <text:p>31.060124950368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73.5102040816327" calcext:value-type="float">
            <text:p>73.5102040816327</text:p>
          </table:table-cell>
          <table:table-cell office:value-type="float" office:value="28.4706239216664" calcext:value-type="float">
            <text:p>28.470623921666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677" calcext:value-type="float">
            <text:p>216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5 IM. PROFESOR MARII ZDUNIAK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łodnicka 36</text:p>
          </table:table-cell>
          <table:table-cell office:value-type="float" office:value="35" calcext:value-type="float">
            <text:p>35</text:p>
          </table:table-cell>
          <table:table-cell office:value-type="float" office:value="66.6571428571429" calcext:value-type="float">
            <text:p>66.6571428571429</text:p>
          </table:table-cell>
          <table:table-cell office:value-type="float" office:value="15.9551923606488" calcext:value-type="float">
            <text:p>15.955192360648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4.2285714285714" calcext:value-type="float">
            <text:p>64.2285714285714</text:p>
          </table:table-cell>
          <table:table-cell office:value-type="float" office:value="25.9572018239758" calcext:value-type="float">
            <text:p>25.9572018239758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80.0555555555556" calcext:value-type="float">
            <text:p>80.0555555555556</text:p>
          </table:table-cell>
          <table:table-cell office:value-type="float" office:value="24.276125039091" calcext:value-type="float">
            <text:p>24.2761250390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31880" calcext:value-type="float">
            <text:p>31880</text:p>
          </table:table-cell>
          <table:table-cell office:value-type="string" calcext:value-type="string">
            <text:p>nie dotycz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OGÓLNOKSZTAŁCĄCA SZKOŁA MUZYCZNA I STOPNIA NR 3 IM. PROFESOR MARII ZDUNIAK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łodnicka 36</text:p>
          </table:table-cell>
          <table:table-cell office:value-type="float" office:value="7" calcext:value-type="float">
            <text:p>7</text:p>
          </table:table-cell>
          <table:table-cell office:value-type="float" office:value="81.5714285714286" calcext:value-type="float">
            <text:p>81.5714285714286</text:p>
          </table:table-cell>
          <table:table-cell office:value-type="float" office:value="9.8685234509546" calcext:value-type="float">
            <text:p>9.868523450954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.2857142857143" calcext:value-type="float">
            <text:p>86.2857142857143</text:p>
          </table:table-cell>
          <table:table-cell office:value-type="float" office:value="12.8030608585189" calcext:value-type="float">
            <text:p>12.8030608585189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6.8861735494711" calcext:value-type="float">
            <text:p>16.8861735494711</text:p>
          </table:table-cell>
          <table:table-cell office:value-type="float" office:value="95" calcext:value-type="float">
            <text:p>95</text:p>
          </table:table-cell>
          <table:table-cell table:number-columns-repeated="26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58" calcext:value-type="float">
            <text:p>1485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8 IM. II TYSIĄCLECIA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zczęśliwa 28</text:p>
          </table:table-cell>
          <table:table-cell office:value-type="float" office:value="30" calcext:value-type="float">
            <text:p>30</text:p>
          </table:table-cell>
          <table:table-cell office:value-type="float" office:value="58.6" calcext:value-type="float">
            <text:p>58.6</text:p>
          </table:table-cell>
          <table:table-cell office:value-type="float" office:value="18.0270167618864" calcext:value-type="float">
            <text:p>18.027016761886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6.9333333333333" calcext:value-type="float">
            <text:p>56.9333333333333</text:p>
          </table:table-cell>
          <table:table-cell office:value-type="float" office:value="30.3171385339858" calcext:value-type="float">
            <text:p>30.3171385339858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79.675" calcext:value-type="float">
            <text:p>79.675</text:p>
          </table:table-cell>
          <table:table-cell office:value-type="float" office:value="25.9609201493321" calcext:value-type="float">
            <text:p>25.9609201493321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97" calcext:value-type="float">
            <text:p>1559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5 IM. JAROSŁAWA IWASZKI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rogajowa 66-68</text:p>
          </table:table-cell>
          <table:table-cell office:value-type="float" office:value="35" calcext:value-type="float">
            <text:p>35</text:p>
          </table:table-cell>
          <table:table-cell office:value-type="float" office:value="59.0571428571429" calcext:value-type="float">
            <text:p>59.0571428571429</text:p>
          </table:table-cell>
          <table:table-cell office:value-type="float" office:value="18.1956711604599" calcext:value-type="float">
            <text:p>18.195671160459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53.5555555555556" calcext:value-type="float">
            <text:p>53.5555555555556</text:p>
          </table:table-cell>
          <table:table-cell office:value-type="float" office:value="30.7864007174564" calcext:value-type="float">
            <text:p>30.786400717456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73.6666666666667" calcext:value-type="float">
            <text:p>73.6666666666667</text:p>
          </table:table-cell>
          <table:table-cell office:value-type="float" office:value="24.9032315206469" calcext:value-type="float">
            <text:p>24.903231520646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794" calcext:value-type="float">
            <text:p>147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09 IM. EDWARDA DEMBOW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Inżynierska 54</text:p>
          </table:table-cell>
          <table:table-cell office:value-type="float" office:value="35" calcext:value-type="float">
            <text:p>35</text:p>
          </table:table-cell>
          <table:table-cell office:value-type="float" office:value="69.7428571428572" calcext:value-type="float">
            <text:p>69.7428571428572</text:p>
          </table:table-cell>
          <table:table-cell office:value-type="float" office:value="18.6476239116682" calcext:value-type="float">
            <text:p>18.647623911668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61.2571428571429" calcext:value-type="float">
            <text:p>61.2571428571429</text:p>
          </table:table-cell>
          <table:table-cell office:value-type="float" office:value="28.6020407435182" calcext:value-type="float">
            <text:p>28.6020407435182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82.0526315789474" calcext:value-type="float">
            <text:p>82.0526315789474</text:p>
          </table:table-cell>
          <table:table-cell office:value-type="float" office:value="23.1459299234695" calcext:value-type="float">
            <text:p>23.145929923469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188" calcext:value-type="float">
            <text:p>201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13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emska 16c</text:p>
          </table:table-cell>
          <table:table-cell office:value-type="float" office:value="96" calcext:value-type="float">
            <text:p>96</text:p>
          </table:table-cell>
          <table:table-cell office:value-type="float" office:value="57.84375" calcext:value-type="float">
            <text:p>57.84375</text:p>
          </table:table-cell>
          <table:table-cell office:value-type="float" office:value="22.0970058892791" calcext:value-type="float">
            <text:p>22.0970058892791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58.5567010309278" calcext:value-type="float">
            <text:p>58.5567010309278</text:p>
          </table:table-cell>
          <table:table-cell office:value-type="float" office:value="31.4970033175028" calcext:value-type="float">
            <text:p>31.4970033175028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1.0909090909091" calcext:value-type="float">
            <text:p>71.0909090909091</text:p>
          </table:table-cell>
          <table:table-cell office:value-type="float" office:value="27.7415164606622" calcext:value-type="float">
            <text:p>27.7415164606622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3" calcext:value-type="float">
            <text:p>1487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2 IM. BUDOWNICZYCH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lacharska 13</text:p>
          </table:table-cell>
          <table:table-cell office:value-type="float" office:value="32" calcext:value-type="float">
            <text:p>32</text:p>
          </table:table-cell>
          <table:table-cell office:value-type="float" office:value="68.21875" calcext:value-type="float">
            <text:p>68.21875</text:p>
          </table:table-cell>
          <table:table-cell office:value-type="float" office:value="15.6399615868294" calcext:value-type="float">
            <text:p>15.6399615868294</text:p>
          </table:table-cell>
          <table:table-cell office:value-type="float" office:value="67.5" calcext:value-type="float">
            <text:p>67.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80.75" calcext:value-type="float">
            <text:p>80.75</text:p>
          </table:table-cell>
          <table:table-cell office:value-type="float" office:value="19.9859325526731" calcext:value-type="float">
            <text:p>19.9859325526731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4.9226577487294" calcext:value-type="float">
            <text:p>14.92265774872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944" calcext:value-type="float">
            <text:p>1339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POŁECZNA SZKOŁA PODSTAWOWA Z ODDZIAŁAMI INTEGRACYJNYMI "AMIGO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Żelazna 36</text:p>
          </table:table-cell>
          <table:table-cell office:value-type="float" office:value="13" calcext:value-type="float">
            <text:p>13</text:p>
          </table:table-cell>
          <table:table-cell office:value-type="float" office:value="56.8461538461539" calcext:value-type="float">
            <text:p>56.8461538461539</text:p>
          </table:table-cell>
          <table:table-cell office:value-type="float" office:value="8.70761076341269" calcext:value-type="float">
            <text:p>8.7076107634126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3.6923076923077" calcext:value-type="float">
            <text:p>43.6923076923077</text:p>
          </table:table-cell>
          <table:table-cell office:value-type="float" office:value="27.1048806714403" calcext:value-type="float">
            <text:p>27.104880671440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27.8259899066631" calcext:value-type="float">
            <text:p>27.8259899066631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0747" calcext:value-type="float">
            <text:p>12074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NTEGRACYJNA NR 103 Z ODDZIAŁAMI SPECJALNYM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Nowodworska 70-8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2.675435561221" calcext:value-type="float">
            <text:p>12.67543556122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3.6666666666667" calcext:value-type="float">
            <text:p>23.6666666666667</text:p>
          </table:table-cell>
          <table:table-cell office:value-type="float" office:value="15.0959891656323" calcext:value-type="float">
            <text:p>15.09598916563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1.5833333333333" calcext:value-type="float">
            <text:p>41.5833333333333</text:p>
          </table:table-cell>
          <table:table-cell office:value-type="float" office:value="25.691951831048" calcext:value-type="float">
            <text:p>25.69195183104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3868" calcext:value-type="float">
            <text:p>2386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CHRZEŚCIJAŃSKA SZKOŁA PODSTAWOWA "ARKA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lowowolska 24</text:p>
          </table:table-cell>
          <table:table-cell office:value-type="float" office:value="6" calcext:value-type="float">
            <text:p>6</text:p>
          </table:table-cell>
          <table:table-cell office:value-type="float" office:value="61.8333333333333" calcext:value-type="float">
            <text:p>61.8333333333333</text:p>
          </table:table-cell>
          <table:table-cell office:value-type="float" office:value="13.7527774972508" calcext:value-type="float">
            <text:p>13.752777497250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5.298221281347" calcext:value-type="float">
            <text:p>25.29822128134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.4" calcext:value-type="float">
            <text:p>93.4</text:p>
          </table:table-cell>
          <table:table-cell office:value-type="float" office:value="5.46260011349907" calcext:value-type="float">
            <text:p>5.46260011349907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6282" calcext:value-type="float">
            <text:p>5628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5 Z ODDZIAŁAMI INTEGRACYJNYMI IM. HENRYKA SIENKI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iotra Ignuta 28</text:p>
          </table:table-cell>
          <table:table-cell office:value-type="float" office:value="10" calcext:value-type="float">
            <text:p>10</text:p>
          </table:table-cell>
          <table:table-cell office:value-type="float" office:value="49.1" calcext:value-type="float">
            <text:p>49.1</text:p>
          </table:table-cell>
          <table:table-cell office:value-type="float" office:value="10.9219961545498" calcext:value-type="float">
            <text:p>10.921996154549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7.7268158449283" calcext:value-type="float">
            <text:p>17.7268158449283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76.0666666666667" calcext:value-type="float">
            <text:p>76.0666666666667</text:p>
          </table:table-cell>
          <table:table-cell office:value-type="float" office:value="24.6156228620949" calcext:value-type="float">
            <text:p>24.615622862094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619" calcext:value-type="float">
            <text:p>13361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3 IM. TRADYCJI HERBU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lista 17</text:p>
          </table:table-cell>
          <table:table-cell office:value-type="float" office:value="20" calcext:value-type="float">
            <text:p>20</text:p>
          </table:table-cell>
          <table:table-cell office:value-type="float" office:value="62.6" calcext:value-type="float">
            <text:p>62.6</text:p>
          </table:table-cell>
          <table:table-cell office:value-type="float" office:value="17.2840967365958" calcext:value-type="float">
            <text:p>17.2840967365958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56.8" calcext:value-type="float">
            <text:p>56.8</text:p>
          </table:table-cell>
          <table:table-cell office:value-type="float" office:value="26.3089338438486" calcext:value-type="float">
            <text:p>26.3089338438486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2.952380952381" calcext:value-type="float">
            <text:p>72.952380952381</text:p>
          </table:table-cell>
          <table:table-cell office:value-type="float" office:value="28.2817056643238" calcext:value-type="float">
            <text:p>28.2817056643238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85778" calcext:value-type="float">
            <text:p>857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SPECJALNA NR 86 DLA NIEDOSTOSOWANYCH SPOŁECZNI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ielecka 51a</text:p>
          </table:table-cell>
          <table:table-cell office:value-type="float" office:value="28" calcext:value-type="float">
            <text:p>28</text:p>
          </table:table-cell>
          <table:table-cell office:value-type="float" office:value="36.5714285714286" calcext:value-type="float">
            <text:p>36.5714285714286</text:p>
          </table:table-cell>
          <table:table-cell office:value-type="float" office:value="17.2677001765654" calcext:value-type="float">
            <text:p>17.267700176565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1.8571428571429" calcext:value-type="float">
            <text:p>21.8571428571429</text:p>
          </table:table-cell>
          <table:table-cell office:value-type="float" office:value="16.7837384855407" calcext:value-type="float">
            <text:p>16.783738485540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7.4814814814815" calcext:value-type="float">
            <text:p>47.4814814814815</text:p>
          </table:table-cell>
          <table:table-cell office:value-type="float" office:value="27.7386885459579" calcext:value-type="float">
            <text:p>27.7386885459579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508" calcext:value-type="float">
            <text:p>12450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AMS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abłowicka 14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1654" calcext:value-type="float">
            <text:p>13165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AUTORSKA SZKOŁA PODSTAWOWA JASKÓŁKA IM. SIMONY KOSSAK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omana Dmowskiego 17</text:p>
          </table:table-cell>
          <table:table-cell office:value-type="float" office:value="14" calcext:value-type="float">
            <text:p>14</text:p>
          </table:table-cell>
          <table:table-cell office:value-type="float" office:value="53.2857142857143" calcext:value-type="float">
            <text:p>53.2857142857143</text:p>
          </table:table-cell>
          <table:table-cell office:value-type="float" office:value="17.247892506575" calcext:value-type="float">
            <text:p>17.24789250657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48.8571428571429" calcext:value-type="float">
            <text:p>48.8571428571429</text:p>
          </table:table-cell>
          <table:table-cell office:value-type="float" office:value="25.3062870304062" calcext:value-type="float">
            <text:p>25.306287030406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84.2142857142857" calcext:value-type="float">
            <text:p>84.2142857142857</text:p>
          </table:table-cell>
          <table:table-cell office:value-type="float" office:value="25.9949955937363" calcext:value-type="float">
            <text:p>25.9949955937363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9452" calcext:value-type="float">
            <text:p>26945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"INSPIRACJA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eleniogórska 2</text:p>
          </table:table-cell>
          <table:table-cell office:value-type="float" office:value="9" calcext:value-type="float">
            <text:p>9</text:p>
          </table:table-cell>
          <table:table-cell office:value-type="float" office:value="69.4444444444444" calcext:value-type="float">
            <text:p>69.4444444444444</text:p>
          </table:table-cell>
          <table:table-cell office:value-type="float" office:value="8.05689644012591" calcext:value-type="float">
            <text:p>8.0568964401259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61.7777777777778" calcext:value-type="float">
            <text:p>61.7777777777778</text:p>
          </table:table-cell>
          <table:table-cell office:value-type="float" office:value="23.9340658094867" calcext:value-type="float">
            <text:p>23.934065809486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85.4444444444444" calcext:value-type="float">
            <text:p>85.4444444444444</text:p>
          </table:table-cell>
          <table:table-cell office:value-type="float" office:value="13.4834145948199" calcext:value-type="float">
            <text:p>13.483414594819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72325" calcext:value-type="float">
            <text:p>27232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FUNDACJI KRÓLOWEJ ŚWIĘTEJ JADWIGI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obotnicza 36-38</text:p>
          </table:table-cell>
          <table:table-cell office:value-type="float" office:value="34" calcext:value-type="float">
            <text:p>34</text:p>
          </table:table-cell>
          <table:table-cell office:value-type="float" office:value="55.6764705882353" calcext:value-type="float">
            <text:p>55.6764705882353</text:p>
          </table:table-cell>
          <table:table-cell office:value-type="float" office:value="17.8436355241785" calcext:value-type="float">
            <text:p>17.843635524178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56.9411764705882" calcext:value-type="float">
            <text:p>56.9411764705882</text:p>
          </table:table-cell>
          <table:table-cell office:value-type="float" office:value="27.7647058823529" calcext:value-type="float">
            <text:p>27.7647058823529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76.6060606060606" calcext:value-type="float">
            <text:p>76.6060606060606</text:p>
          </table:table-cell>
          <table:table-cell office:value-type="float" office:value="25.5354054787862" calcext:value-type="float">
            <text:p>25.5354054787862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72529" calcext:value-type="float">
            <text:p>27252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AUTORSKA SZKOŁA PODSTAWOWA GALILE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Inowrocławska 56</text:p>
          </table:table-cell>
          <table:table-cell office:value-type="float" office:value="11" calcext:value-type="float">
            <text:p>11</text:p>
          </table:table-cell>
          <table:table-cell office:value-type="float" office:value="45.8181818181818" calcext:value-type="float">
            <text:p>45.8181818181818</text:p>
          </table:table-cell>
          <table:table-cell office:value-type="float" office:value="24.2592744469866" calcext:value-type="float">
            <text:p>24.259274446986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24.8020260436072" calcext:value-type="float">
            <text:p>24.802026043607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5.6363636363636" calcext:value-type="float">
            <text:p>75.6363636363636</text:p>
          </table:table-cell>
          <table:table-cell office:value-type="float" office:value="32.6893719933913" calcext:value-type="float">
            <text:p>32.689371993391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75696" calcext:value-type="float">
            <text:p>27569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- WROCŁAW COSMOPOLITAN SCHOOL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abryczna 14a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2.5" calcext:value-type="float">
            <text:p>82.5</text:p>
          </table:table-cell>
          <table:table-cell office:value-type="float" office:value="15.7823741348801" calcext:value-type="float">
            <text:p>15.7823741348801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491" calcext:value-type="float">
            <text:p>204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POLSKO-NIEMIECKA SZKOŁA PODSTAWOW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s. Marcina Lutra 2-8</text:p>
          </table:table-cell>
          <table:table-cell office:value-type="float" office:value="9" calcext:value-type="float">
            <text:p>9</text:p>
          </table:table-cell>
          <table:table-cell office:value-type="float" office:value="74.8888888888889" calcext:value-type="float">
            <text:p>74.8888888888889</text:p>
          </table:table-cell>
          <table:table-cell office:value-type="float" office:value="5.87734718019475" calcext:value-type="float">
            <text:p>5.8773471801947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19.5049851177704" calcext:value-type="float">
            <text:p>19.504985117770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96.8571428571429" calcext:value-type="float">
            <text:p>96.8571428571429</text:p>
          </table:table-cell>
          <table:table-cell office:value-type="float" office:value="2.16653584115759" calcext:value-type="float">
            <text:p>2.16653584115759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825" calcext:value-type="float">
            <text:p>2182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3 Z ODDZIAŁAMI INTEGRACYJNYMI IM. JANA KACZMAR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rochowa 36-38</text:p>
          </table:table-cell>
          <table:table-cell office:value-type="float" office:value="30" calcext:value-type="float">
            <text:p>30</text:p>
          </table:table-cell>
          <table:table-cell office:value-type="float" office:value="52.3666666666667" calcext:value-type="float">
            <text:p>52.3666666666667</text:p>
          </table:table-cell>
          <table:table-cell office:value-type="float" office:value="19.9340300881572" calcext:value-type="float">
            <text:p>19.9340300881572</text:p>
          </table:table-cell>
          <table:table-cell office:value-type="float" office:value="55.5" calcext:value-type="float">
            <text:p>55.5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43.3333333333333" calcext:value-type="float">
            <text:p>43.3333333333333</text:p>
          </table:table-cell>
          <table:table-cell office:value-type="float" office:value="27.4825196968708" calcext:value-type="float">
            <text:p>27.482519696870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1.1666666666667" calcext:value-type="float">
            <text:p>61.1666666666667</text:p>
          </table:table-cell>
          <table:table-cell office:value-type="float" office:value="30.4808683165906" calcext:value-type="float">
            <text:p>30.4808683165906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05" calcext:value-type="float">
            <text:p>1240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3 IM. GEN. STEFANA "GROTA" ROWEC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rzystankowa 32</text:p>
          </table:table-cell>
          <table:table-cell office:value-type="float" office:value="39" calcext:value-type="float">
            <text:p>39</text:p>
          </table:table-cell>
          <table:table-cell office:value-type="float" office:value="65.9230769230769" calcext:value-type="float">
            <text:p>65.9230769230769</text:p>
          </table:table-cell>
          <table:table-cell office:value-type="float" office:value="17.001334209159" calcext:value-type="float">
            <text:p>17.001334209159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74.3589743589744" calcext:value-type="float">
            <text:p>74.3589743589744</text:p>
          </table:table-cell>
          <table:table-cell office:value-type="float" office:value="22.910625884843" calcext:value-type="float">
            <text:p>22.910625884843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89.9166666666667" calcext:value-type="float">
            <text:p>89.9166666666667</text:p>
          </table:table-cell>
          <table:table-cell office:value-type="float" office:value="15.820389445972" calcext:value-type="float">
            <text:p>15.82038944597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267" calcext:value-type="float">
            <text:p>1226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 IM. HENRYKA SUCHAR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muny Paryskiej 36-38</text:p>
          </table:table-cell>
          <table:table-cell office:value-type="float" office:value="11" calcext:value-type="float">
            <text:p>11</text:p>
          </table:table-cell>
          <table:table-cell office:value-type="float" office:value="52.2727272727273" calcext:value-type="float">
            <text:p>52.2727272727273</text:p>
          </table:table-cell>
          <table:table-cell office:value-type="float" office:value="13.7912416811336" calcext:value-type="float">
            <text:p>13.791241681133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51.6363636363636" calcext:value-type="float">
            <text:p>51.6363636363636</text:p>
          </table:table-cell>
          <table:table-cell office:value-type="float" office:value="30.1006575804725" calcext:value-type="float">
            <text:p>30.1006575804725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5.3478260869565" calcext:value-type="float">
            <text:p>65.3478260869565</text:p>
          </table:table-cell>
          <table:table-cell office:value-type="float" office:value="26.6370266907978" calcext:value-type="float">
            <text:p>26.6370266907978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271" calcext:value-type="float">
            <text:p>1427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BRITISH INTERNATIONAL SCHOOL WROCLAW POLSKO - BRYTYJSKA DWUJĘZYCZNA SZKOŁA PODSTAWOWA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Akacjowa 10-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6140" calcext:value-type="float">
            <text:p>10614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EKOL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Tadeusza Zielińskiego 56</text:p>
          </table:table-cell>
          <table:table-cell office:value-type="float" office:value="41" calcext:value-type="float">
            <text:p>41</text:p>
          </table:table-cell>
          <table:table-cell office:value-type="float" office:value="72.4634146341464" calcext:value-type="float">
            <text:p>72.4634146341464</text:p>
          </table:table-cell>
          <table:table-cell office:value-type="float" office:value="19.0161645756851" calcext:value-type="float">
            <text:p>19.016164575685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80.1951219512195" calcext:value-type="float">
            <text:p>80.1951219512195</text:p>
          </table:table-cell>
          <table:table-cell office:value-type="float" office:value="20.6045454518611" calcext:value-type="float">
            <text:p>20.604545451861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95.5" calcext:value-type="float">
            <text:p>95.5</text:p>
          </table:table-cell>
          <table:table-cell office:value-type="float" office:value="6.28887907341205" calcext:value-type="float">
            <text:p>6.2888790734120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37" calcext:value-type="float">
            <text:p>215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7 IM. PROF. STANISŁAWA KULCZY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ieczysta 105</text:p>
          </table:table-cell>
          <table:table-cell office:value-type="float" office:value="44" calcext:value-type="float">
            <text:p>44</text:p>
          </table:table-cell>
          <table:table-cell office:value-type="float" office:value="66.6363636363636" calcext:value-type="float">
            <text:p>66.6363636363636</text:p>
          </table:table-cell>
          <table:table-cell office:value-type="float" office:value="16.699334375808" calcext:value-type="float">
            <text:p>16.69933437580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66.0909090909091" calcext:value-type="float">
            <text:p>66.0909090909091</text:p>
          </table:table-cell>
          <table:table-cell office:value-type="float" office:value="26.29190869469" calcext:value-type="float">
            <text:p>26.291908694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4.7941176470588" calcext:value-type="float">
            <text:p>74.7941176470588</text:p>
          </table:table-cell>
          <table:table-cell office:value-type="float" office:value="28.665186316757" calcext:value-type="float">
            <text:p>28.665186316757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70" calcext:value-type="float">
            <text:p>1497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0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aporoska 28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21.1922417670031" calcext:value-type="float">
            <text:p>21.192241767003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9.3333333333333" calcext:value-type="float">
            <text:p>49.3333333333333</text:p>
          </table:table-cell>
          <table:table-cell office:value-type="float" office:value="33.9411254969543" calcext:value-type="float">
            <text:p>33.941125496954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9.6666666666667" calcext:value-type="float">
            <text:p>69.6666666666667</text:p>
          </table:table-cell>
          <table:table-cell office:value-type="float" office:value="19.4821855949366" calcext:value-type="float">
            <text:p>19.48218559493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64" calcext:value-type="float">
            <text:p>2096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4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nstantego Ildefonsa Gałczyńskiego 8</text:p>
          </table:table-cell>
          <table:table-cell office:value-type="float" office:value="31" calcext:value-type="float">
            <text:p>31</text:p>
          </table:table-cell>
          <table:table-cell office:value-type="float" office:value="70.4838709677419" calcext:value-type="float">
            <text:p>70.4838709677419</text:p>
          </table:table-cell>
          <table:table-cell office:value-type="float" office:value="15.2862387359686" calcext:value-type="float">
            <text:p>15.286238735968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71.6129032258065" calcext:value-type="float">
            <text:p>71.6129032258065</text:p>
          </table:table-cell>
          <table:table-cell office:value-type="float" office:value="24.28550267049" calcext:value-type="float">
            <text:p>24.2855026704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82.7027027027027" calcext:value-type="float">
            <text:p>82.7027027027027</text:p>
          </table:table-cell>
          <table:table-cell office:value-type="float" office:value="20.1479190325961" calcext:value-type="float">
            <text:p>20.1479190325961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6" calcext:value-type="float">
            <text:p>1487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7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anuszowicka 35-37</text:p>
          </table:table-cell>
          <table:table-cell office:value-type="float" office:value="26" calcext:value-type="float">
            <text:p>26</text:p>
          </table:table-cell>
          <table:table-cell office:value-type="float" office:value="83.8846153846154" calcext:value-type="float">
            <text:p>83.8846153846154</text:p>
          </table:table-cell>
          <table:table-cell office:value-type="float" office:value="10.8391275659313" calcext:value-type="float">
            <text:p>10.8391275659313</text:p>
          </table:table-cell>
          <table:table-cell office:value-type="float" office:value="84.5" calcext:value-type="float">
            <text:p>84.5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83.8461538461538" calcext:value-type="float">
            <text:p>83.8461538461538</text:p>
          </table:table-cell>
          <table:table-cell office:value-type="float" office:value="19.1987425623745" calcext:value-type="float">
            <text:p>19.198742562374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85.6" calcext:value-type="float">
            <text:p>85.6</text:p>
          </table:table-cell>
          <table:table-cell office:value-type="float" office:value="22.889007550933" calcext:value-type="float">
            <text:p>22.88900755093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6142" calcext:value-type="float">
            <text:p>10614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DWUJĘZYCZNA SZKOŁA PODSTAWOWA "ATUT" FUNDACJI EDUKACJI MIĘDZYNARODOW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acławicka 101</text:p>
          </table:table-cell>
          <table:table-cell office:value-type="float" office:value="10" calcext:value-type="float">
            <text:p>10</text:p>
          </table:table-cell>
          <table:table-cell office:value-type="float" office:value="86.4" calcext:value-type="float">
            <text:p>86.4</text:p>
          </table:table-cell>
          <table:table-cell office:value-type="float" office:value="9.63535157635672" calcext:value-type="float">
            <text:p>9.6353515763567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93.6" calcext:value-type="float">
            <text:p>93.6</text:p>
          </table:table-cell>
          <table:table-cell office:value-type="float" office:value="8.42852300228219" calcext:value-type="float">
            <text:p>8.4285230022821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8.4" calcext:value-type="float">
            <text:p>98.4</text:p>
          </table:table-cell>
          <table:table-cell office:value-type="float" office:value="1.74355957741627" calcext:value-type="float">
            <text:p>1.7435595774162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36" calcext:value-type="float">
            <text:p>2153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6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ietrzna 50</text:p>
          </table:table-cell>
          <table:table-cell office:value-type="float" office:value="47" calcext:value-type="float">
            <text:p>47</text:p>
          </table:table-cell>
          <table:table-cell office:value-type="float" office:value="75.9574468085106" calcext:value-type="float">
            <text:p>75.9574468085106</text:p>
          </table:table-cell>
          <table:table-cell office:value-type="float" office:value="10.5406153617622" calcext:value-type="float">
            <text:p>10.540615361762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77.7021276595745" calcext:value-type="float">
            <text:p>77.7021276595745</text:p>
          </table:table-cell>
          <table:table-cell office:value-type="float" office:value="20.5249354249038" calcext:value-type="float">
            <text:p>20.5249354249038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80.0806451612903" calcext:value-type="float">
            <text:p>80.0806451612903</text:p>
          </table:table-cell>
          <table:table-cell office:value-type="float" office:value="25.0697725629484" calcext:value-type="float">
            <text:p>25.0697725629484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14" calcext:value-type="float">
            <text:p>1331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4 IM. WŁADYSŁAWA BRONIEW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ojszycka 1</text:p>
          </table:table-cell>
          <table:table-cell office:value-type="float" office:value="31" calcext:value-type="float">
            <text:p>31</text:p>
          </table:table-cell>
          <table:table-cell office:value-type="float" office:value="71.2258064516129" calcext:value-type="float">
            <text:p>71.2258064516129</text:p>
          </table:table-cell>
          <table:table-cell office:value-type="float" office:value="15.4954929501772" calcext:value-type="float">
            <text:p>15.49549295017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75.4838709677419" calcext:value-type="float">
            <text:p>75.4838709677419</text:p>
          </table:table-cell>
          <table:table-cell office:value-type="float" office:value="25.9178241915108" calcext:value-type="float">
            <text:p>25.9178241915108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79.5641025641026" calcext:value-type="float">
            <text:p>79.5641025641026</text:p>
          </table:table-cell>
          <table:table-cell office:value-type="float" office:value="25.2391584968776" calcext:value-type="float">
            <text:p>25.239158496877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3963" calcext:value-type="float">
            <text:p>10396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1 IM. JANUSZA KORCZA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karbowców 8</text:p>
          </table:table-cell>
          <table:table-cell office:value-type="float" office:value="23" calcext:value-type="float">
            <text:p>23</text:p>
          </table:table-cell>
          <table:table-cell office:value-type="float" office:value="73.0434782608696" calcext:value-type="float">
            <text:p>73.0434782608696</text:p>
          </table:table-cell>
          <table:table-cell office:value-type="float" office:value="9.20055887182269" calcext:value-type="float">
            <text:p>9.20055887182269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70.9090909090909" calcext:value-type="float">
            <text:p>70.9090909090909</text:p>
          </table:table-cell>
          <table:table-cell office:value-type="float" office:value="20.5800191953906" calcext:value-type="float">
            <text:p>20.580019195390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79.5952380952381" calcext:value-type="float">
            <text:p>79.5952380952381</text:p>
          </table:table-cell>
          <table:table-cell office:value-type="float" office:value="24.9886255303426" calcext:value-type="float">
            <text:p>24.988625530342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894" calcext:value-type="float">
            <text:p>138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PORTOWA SZKOŁA PODSTAWOWA NR 72 IM. WŁADKA ZAREMBO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Trwała 17-19</text:p>
          </table:table-cell>
          <table:table-cell office:value-type="float" office:value="28" calcext:value-type="float">
            <text:p>28</text:p>
          </table:table-cell>
          <table:table-cell office:value-type="float" office:value="70.8928571428571" calcext:value-type="float">
            <text:p>70.8928571428571</text:p>
          </table:table-cell>
          <table:table-cell office:value-type="float" office:value="16.5018165357512" calcext:value-type="float">
            <text:p>16.501816535751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70.4285714285714" calcext:value-type="float">
            <text:p>70.4285714285714</text:p>
          </table:table-cell>
          <table:table-cell office:value-type="float" office:value="25.7757202634968" calcext:value-type="float">
            <text:p>25.7757202634968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0.2222222222222" calcext:value-type="float">
            <text:p>80.2222222222222</text:p>
          </table:table-cell>
          <table:table-cell office:value-type="float" office:value="21.2734982641563" calcext:value-type="float">
            <text:p>21.2734982641563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2" calcext:value-type="float">
            <text:p>1480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3 IM. GENERAŁA WŁADYSŁAWA ANDERS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liniana 30</text:p>
          </table:table-cell>
          <table:table-cell office:value-type="float" office:value="7" calcext:value-type="float">
            <text:p>7</text:p>
          </table:table-cell>
          <table:table-cell office:value-type="float" office:value="57.5714285714286" calcext:value-type="float">
            <text:p>57.5714285714286</text:p>
          </table:table-cell>
          <table:table-cell office:value-type="float" office:value="18.3836662195948" calcext:value-type="float">
            <text:p>18.383666219594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6.5714285714286" calcext:value-type="float">
            <text:p>56.5714285714286</text:p>
          </table:table-cell>
          <table:table-cell office:value-type="float" office:value="30.4201866381855" calcext:value-type="float">
            <text:p>30.4201866381855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66.9444444444444" calcext:value-type="float">
            <text:p>66.9444444444444</text:p>
          </table:table-cell>
          <table:table-cell office:value-type="float" office:value="27.4296518838489" calcext:value-type="float">
            <text:p>27.4296518838489</text:p>
          </table:table-cell>
          <table:table-cell office:value-type="float" office:value="62.5" calcext:value-type="float">
            <text:p>62.5</text:p>
          </table:table-cell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37" calcext:value-type="float">
            <text:p>155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0 IM. PROF. STANISŁAWA TOŁPY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Orzechowa 62</text:p>
          </table:table-cell>
          <table:table-cell office:value-type="float" office:value="31" calcext:value-type="float">
            <text:p>31</text:p>
          </table:table-cell>
          <table:table-cell office:value-type="float" office:value="58.4838709677419" calcext:value-type="float">
            <text:p>58.4838709677419</text:p>
          </table:table-cell>
          <table:table-cell office:value-type="float" office:value="19.8020379657311" calcext:value-type="float">
            <text:p>19.802037965731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8.3225806451613" calcext:value-type="float">
            <text:p>58.3225806451613</text:p>
          </table:table-cell>
          <table:table-cell office:value-type="float" office:value="32.0286032414518" calcext:value-type="float">
            <text:p>32.0286032414518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68.3818181818182" calcext:value-type="float">
            <text:p>68.3818181818182</text:p>
          </table:table-cell>
          <table:table-cell office:value-type="float" office:value="29.6577390844836" calcext:value-type="float">
            <text:p>29.6577390844836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7" calcext:value-type="float">
            <text:p>1480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6 Z ODDZIAŁAMI SPORTOWYMI IM. ŻOŁNIERZY I ARMII WOJSKA POL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andy 13</text:p>
          </table:table-cell>
          <table:table-cell office:value-type="float" office:value="59" calcext:value-type="float">
            <text:p>59</text:p>
          </table:table-cell>
          <table:table-cell office:value-type="float" office:value="66.1186440677966" calcext:value-type="float">
            <text:p>66.1186440677966</text:p>
          </table:table-cell>
          <table:table-cell office:value-type="float" office:value="17.8002901764223" calcext:value-type="float">
            <text:p>17.8002901764223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3.4666666666667" calcext:value-type="float">
            <text:p>73.4666666666667</text:p>
          </table:table-cell>
          <table:table-cell office:value-type="float" office:value="28.639987585348" calcext:value-type="float">
            <text:p>28.639987585348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9.7857142857143" calcext:value-type="float">
            <text:p>79.7857142857143</text:p>
          </table:table-cell>
          <table:table-cell office:value-type="float" office:value="24.4130485350664" calcext:value-type="float">
            <text:p>24.413048535066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29" calcext:value-type="float">
            <text:p>1492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0 IM. TYSIĄCLECIA WROCŁAW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lna 4</text:p>
          </table:table-cell>
          <table:table-cell office:value-type="float" office:value="66" calcext:value-type="float">
            <text:p>66</text:p>
          </table:table-cell>
          <table:table-cell office:value-type="float" office:value="67.1666666666667" calcext:value-type="float">
            <text:p>67.1666666666667</text:p>
          </table:table-cell>
          <table:table-cell office:value-type="float" office:value="17.4300188053701" calcext:value-type="float">
            <text:p>17.430018805370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9.6969696969697" calcext:value-type="float">
            <text:p>69.6969696969697</text:p>
          </table:table-cell>
          <table:table-cell office:value-type="float" office:value="25.6130705843063" calcext:value-type="float">
            <text:p>25.613070584306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.7162162162162" calcext:value-type="float">
            <text:p>76.7162162162162</text:p>
          </table:table-cell>
          <table:table-cell office:value-type="float" office:value="25.7805291446913" calcext:value-type="float">
            <text:p>25.780529144691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098" calcext:value-type="float">
            <text:p>150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ERMIERCZA SPORTOWA SZKOŁA PODSTAWOWA NR 85 IM. PROF. MARIANA SU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en. Romualda Traugutta 37</text:p>
          </table:table-cell>
          <table:table-cell office:value-type="float" office:value="18" calcext:value-type="float">
            <text:p>18</text:p>
          </table:table-cell>
          <table:table-cell office:value-type="float" office:value="43.1666666666667" calcext:value-type="float">
            <text:p>43.1666666666667</text:p>
          </table:table-cell>
          <table:table-cell office:value-type="float" office:value="23.8752545070786" calcext:value-type="float">
            <text:p>23.8752545070786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.2222222222222" calcext:value-type="float">
            <text:p>30.2222222222222</text:p>
          </table:table-cell>
          <table:table-cell office:value-type="float" office:value="18.4858971938537" calcext:value-type="float">
            <text:p>18.485897193853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4.5714285714286" calcext:value-type="float">
            <text:p>54.5714285714286</text:p>
          </table:table-cell>
          <table:table-cell office:value-type="float" office:value="31.7048463000779" calcext:value-type="float">
            <text:p>31.7048463000779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76" calcext:value-type="float">
            <text:p>1407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 IM. WINCENTEGO POL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Nyska 66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16.8476142306013" calcext:value-type="float">
            <text:p>16.8476142306013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66.7368421052632" calcext:value-type="float">
            <text:p>66.7368421052632</text:p>
          </table:table-cell>
          <table:table-cell office:value-type="float" office:value="28.3601687049825" calcext:value-type="float">
            <text:p>28.3601687049825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81.2" calcext:value-type="float">
            <text:p>81.2</text:p>
          </table:table-cell>
          <table:table-cell office:value-type="float" office:value="21.8933779942703" calcext:value-type="float">
            <text:p>21.8933779942703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10" calcext:value-type="float">
            <text:p>1481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6 IM. LEONIDA TELIG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rakowska 2</text:p>
          </table:table-cell>
          <table:table-cell office:value-type="float" office:value="26" calcext:value-type="float">
            <text:p>26</text:p>
          </table:table-cell>
          <table:table-cell office:value-type="float" office:value="48.1153846153846" calcext:value-type="float">
            <text:p>48.1153846153846</text:p>
          </table:table-cell>
          <table:table-cell office:value-type="float" office:value="16.618633941538" calcext:value-type="float">
            <text:p>16.618633941538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9.3846153846154" calcext:value-type="float">
            <text:p>29.3846153846154</text:p>
          </table:table-cell>
          <table:table-cell office:value-type="float" office:value="18.8579241109712" calcext:value-type="float">
            <text:p>18.85792411097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0.3793103448276" calcext:value-type="float">
            <text:p>50.3793103448276</text:p>
          </table:table-cell>
          <table:table-cell office:value-type="float" office:value="27.3097352770708" calcext:value-type="float">
            <text:p>27.3097352770708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498" calcext:value-type="float">
            <text:p>1244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PRYWATNA SZKOŁA PODSTAWOWA AMERICAN SCHOOL OF WROCŁAW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artynicka 29-3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71.9090909090909" calcext:value-type="float">
            <text:p>71.9090909090909</text:p>
          </table:table-cell>
          <table:table-cell office:value-type="float" office:value="19.7182635481772" calcext:value-type="float">
            <text:p>19.7182635481772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98" calcext:value-type="float">
            <text:p>155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9 IM. TADEUSZA KOŚCIUSZK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Głubczycka 3</text:p>
          </table:table-cell>
          <table:table-cell office:value-type="float" office:value="36" calcext:value-type="float">
            <text:p>36</text:p>
          </table:table-cell>
          <table:table-cell office:value-type="float" office:value="62.2777777777778" calcext:value-type="float">
            <text:p>62.2777777777778</text:p>
          </table:table-cell>
          <table:table-cell office:value-type="float" office:value="14.3596872279291" calcext:value-type="float">
            <text:p>14.359687227929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52.2222222222222" calcext:value-type="float">
            <text:p>52.2222222222222</text:p>
          </table:table-cell>
          <table:table-cell office:value-type="float" office:value="27.7919963609741" calcext:value-type="float">
            <text:p>27.7919963609741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7.5526315789474" calcext:value-type="float">
            <text:p>67.5526315789474</text:p>
          </table:table-cell>
          <table:table-cell office:value-type="float" office:value="30.317354217659" calcext:value-type="float">
            <text:p>30.317354217659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415" calcext:value-type="float">
            <text:p>262415</text:p>
          </table:table-cell>
          <table:table-cell office:value-type="string" calcext:value-type="string">
            <text:p>dla dorosłych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DLA DOROSŁYCH NR 1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wobodna 73</text:p>
          </table:table-cell>
          <table:table-cell office:value-type="float" office:value="11" calcext:value-type="float">
            <text:p>11</text:p>
          </table:table-cell>
          <table:table-cell office:value-type="float" office:value="29.3636363636364" calcext:value-type="float">
            <text:p>29.3636363636364</text:p>
          </table:table-cell>
          <table:table-cell office:value-type="float" office:value="15.835935700303" calcext:value-type="float">
            <text:p>15.83593570030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.9090909090909" calcext:value-type="float">
            <text:p>14.9090909090909</text:p>
          </table:table-cell>
          <table:table-cell office:value-type="float" office:value="7.05117070169648" calcext:value-type="float">
            <text:p>7.051170701696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.5" calcext:value-type="float">
            <text:p>33.5</text:p>
          </table:table-cell>
          <table:table-cell office:value-type="float" office:value="28.0935935757603" calcext:value-type="float">
            <text:p>28.093593575760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401" calcext:value-type="float">
            <text:p>26240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2 IM. 100-LECIA NIEPODLEGŁOŚCI POLSK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łodzka 40</text:p>
          </table:table-cell>
          <table:table-cell office:value-type="float" office:value="23" calcext:value-type="float">
            <text:p>23</text:p>
          </table:table-cell>
          <table:table-cell office:value-type="float" office:value="71.9565217391304" calcext:value-type="float">
            <text:p>71.9565217391304</text:p>
          </table:table-cell>
          <table:table-cell office:value-type="float" office:value="15.0202132239528" calcext:value-type="float">
            <text:p>15.020213223952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76.1739130434783" calcext:value-type="float">
            <text:p>76.1739130434783</text:p>
          </table:table-cell>
          <table:table-cell office:value-type="float" office:value="25.3113691140409" calcext:value-type="float">
            <text:p>25.3113691140409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85.46875" calcext:value-type="float">
            <text:p>85.46875</text:p>
          </table:table-cell>
          <table:table-cell office:value-type="float" office:value="24.264150993544" calcext:value-type="float">
            <text:p>24.264150993544</text:p>
          </table:table-cell>
          <table:table-cell office:value-type="float" office:value="95.5" calcext:value-type="float">
            <text:p>95.5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794" calcext:value-type="float">
            <text:p>1337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1 IM. WANDY RUTKIEWICZ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astrzębia 26</text:p>
          </table:table-cell>
          <table:table-cell office:value-type="float" office:value="34" calcext:value-type="float">
            <text:p>34</text:p>
          </table:table-cell>
          <table:table-cell office:value-type="float" office:value="77.6176470588235" calcext:value-type="float">
            <text:p>77.6176470588235</text:p>
          </table:table-cell>
          <table:table-cell office:value-type="float" office:value="13.1081804406129" calcext:value-type="float">
            <text:p>13.1081804406129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83.7647058823529" calcext:value-type="float">
            <text:p>83.7647058823529</text:p>
          </table:table-cell>
          <table:table-cell office:value-type="float" office:value="21.0755766420719" calcext:value-type="float">
            <text:p>21.0755766420719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86.2926829268293" calcext:value-type="float">
            <text:p>86.2926829268293</text:p>
          </table:table-cell>
          <table:table-cell office:value-type="float" office:value="20.926402861083" calcext:value-type="float">
            <text:p>20.926402861083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92639" calcext:value-type="float">
            <text:p>9263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SPECJALNA NR 88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rowska 101</text:p>
          </table:table-cell>
          <table:table-cell office:value-type="float" office:value="23" calcext:value-type="float">
            <text:p>23</text:p>
          </table:table-cell>
          <table:table-cell office:value-type="float" office:value="24.4782608695652" calcext:value-type="float">
            <text:p>24.4782608695652</text:p>
          </table:table-cell>
          <table:table-cell office:value-type="float" office:value="20.7529349736104" calcext:value-type="float">
            <text:p>20.752934973610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8.7826086956522" calcext:value-type="float">
            <text:p>18.7826086956522</text:p>
          </table:table-cell>
          <table:table-cell office:value-type="float" office:value="11.7026809330509" calcext:value-type="float">
            <text:p>11.702680933050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.1578947368421" calcext:value-type="float">
            <text:p>23.1578947368421</text:p>
          </table:table-cell>
          <table:table-cell office:value-type="float" office:value="17.0332898756793" calcext:value-type="float">
            <text:p>17.033289875679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6279" calcext:value-type="float">
            <text:p>5627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2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ałbrzyska 50</text:p>
          </table:table-cell>
          <table:table-cell office:value-type="float" office:value="16" calcext:value-type="float">
            <text:p>16</text:p>
          </table:table-cell>
          <table:table-cell office:value-type="float" office:value="66.8125" calcext:value-type="float">
            <text:p>66.8125</text:p>
          </table:table-cell>
          <table:table-cell office:value-type="float" office:value="16.8901552316727" calcext:value-type="float">
            <text:p>16.890155231672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59.75" calcext:value-type="float">
            <text:p>59.75</text:p>
          </table:table-cell>
          <table:table-cell office:value-type="float" office:value="29.2393142874453" calcext:value-type="float">
            <text:p>29.2393142874453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8.44" calcext:value-type="float">
            <text:p>68.44</text:p>
          </table:table-cell>
          <table:table-cell office:value-type="float" office:value="28.9054735301119" calcext:value-type="float">
            <text:p>28.9054735301119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798" calcext:value-type="float">
            <text:p>1337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 IM. GEN. STANISŁAWA MACZ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wstańców Śląskich 210-218</text:p>
          </table:table-cell>
          <table:table-cell office:value-type="float" office:value="18" calcext:value-type="float">
            <text:p>18</text:p>
          </table:table-cell>
          <table:table-cell office:value-type="float" office:value="78.8888888888889" calcext:value-type="float">
            <text:p>78.8888888888889</text:p>
          </table:table-cell>
          <table:table-cell office:value-type="float" office:value="18.9440371412716" calcext:value-type="float">
            <text:p>18.944037141271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80.2222222222222" calcext:value-type="float">
            <text:p>80.2222222222222</text:p>
          </table:table-cell>
          <table:table-cell office:value-type="float" office:value="24.0913897840784" calcext:value-type="float">
            <text:p>24.0913897840784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80.5833333333333" calcext:value-type="float">
            <text:p>80.5833333333333</text:p>
          </table:table-cell>
          <table:table-cell office:value-type="float" office:value="22.5128049982424" calcext:value-type="float">
            <text:p>22.512804998242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894" calcext:value-type="float">
            <text:p>1338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7 IM. TADEUSZA RÓŻ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św. Jerzego 4</text:p>
          </table:table-cell>
          <table:table-cell office:value-type="float" office:value="18" calcext:value-type="float">
            <text:p>18</text:p>
          </table:table-cell>
          <table:table-cell office:value-type="float" office:value="80.1111111111111" calcext:value-type="float">
            <text:p>80.1111111111111</text:p>
          </table:table-cell>
          <table:table-cell office:value-type="float" office:value="13.4985138642448" calcext:value-type="float">
            <text:p>13.4985138642448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63.3333333333333" calcext:value-type="float">
            <text:p>63.3333333333333</text:p>
          </table:table-cell>
          <table:table-cell office:value-type="float" office:value="29.0669724754555" calcext:value-type="float">
            <text:p>29.06697247545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62.3947368421053" calcext:value-type="float">
            <text:p>62.3947368421053</text:p>
          </table:table-cell>
          <table:table-cell office:value-type="float" office:value="30.4333088586937" calcext:value-type="float">
            <text:p>30.4333088586937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18415" calcext:value-type="float">
            <text:p>11841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MONTESSORI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ieradzka 5</text:p>
          </table:table-cell>
          <table:table-cell office:value-type="float" office:value="9" calcext:value-type="float">
            <text:p>9</text:p>
          </table:table-cell>
          <table:table-cell office:value-type="float" office:value="64.5555555555556" calcext:value-type="float">
            <text:p>64.5555555555556</text:p>
          </table:table-cell>
          <table:table-cell office:value-type="float" office:value="13.4421485642992" calcext:value-type="float">
            <text:p>13.4421485642992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53.7777777777778" calcext:value-type="float">
            <text:p>53.7777777777778</text:p>
          </table:table-cell>
          <table:table-cell office:value-type="float" office:value="22.3197858302039" calcext:value-type="float">
            <text:p>22.3197858302039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91.7777777777778" calcext:value-type="float">
            <text:p>91.7777777777778</text:p>
          </table:table-cell>
          <table:table-cell office:value-type="float" office:value="12.9166367980539" calcext:value-type="float">
            <text:p>12.9166367980539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4500" calcext:value-type="float">
            <text:p>12450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"INTERNATIONAL PRIMARY SCHOOL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Drukarska 52</text:p>
          </table:table-cell>
          <table:table-cell office:value-type="float" office:value="20" calcext:value-type="float">
            <text:p>20</text:p>
          </table:table-cell>
          <table:table-cell office:value-type="float" office:value="77.05" calcext:value-type="float">
            <text:p>77.05</text:p>
          </table:table-cell>
          <table:table-cell office:value-type="float" office:value="15.7113812250865" calcext:value-type="float">
            <text:p>15.7113812250865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1.8" calcext:value-type="float">
            <text:p>71.8</text:p>
          </table:table-cell>
          <table:table-cell office:value-type="float" office:value="19.8987436789361" calcext:value-type="float">
            <text:p>19.8987436789361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92.7142857142857" calcext:value-type="float">
            <text:p>92.7142857142857</text:p>
          </table:table-cell>
          <table:table-cell office:value-type="float" office:value="12.3162411440491" calcext:value-type="float">
            <text:p>12.316241144049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639" calcext:value-type="float">
            <text:p>26263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EDUKACJA"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rakowska 56-62</text:p>
          </table:table-cell>
          <table:table-cell office:value-type="float" office:value="12" calcext:value-type="float">
            <text:p>12</text:p>
          </table:table-cell>
          <table:table-cell office:value-type="float" office:value="68.1666666666667" calcext:value-type="float">
            <text:p>68.1666666666667</text:p>
          </table:table-cell>
          <table:table-cell office:value-type="float" office:value="15.8105098659791" calcext:value-type="float">
            <text:p>15.8105098659791</text:p>
          </table:table-cell>
          <table:table-cell office:value-type="float" office:value="73.5" calcext:value-type="float">
            <text:p>73.5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60.3333333333333" calcext:value-type="float">
            <text:p>60.3333333333333</text:p>
          </table:table-cell>
          <table:table-cell office:value-type="float" office:value="18.8650175957747" calcext:value-type="float">
            <text:p>18.865017595774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6.25" calcext:value-type="float">
            <text:p>76.25</text:p>
          </table:table-cell>
          <table:table-cell office:value-type="float" office:value="28.7956159857712" calcext:value-type="float">
            <text:p>28.7956159857712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3059" calcext:value-type="float">
            <text:p>26305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PARNAS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Tadeusza Zielińskiego 38</text:p>
          </table:table-cell>
          <table:table-cell office:value-type="float" office:value="52" calcext:value-type="float">
            <text:p>52</text:p>
          </table:table-cell>
          <table:table-cell office:value-type="float" office:value="81.5192307692308" calcext:value-type="float">
            <text:p>81.5192307692308</text:p>
          </table:table-cell>
          <table:table-cell office:value-type="float" office:value="11.0722980461903" calcext:value-type="float">
            <text:p>11.0722980461903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88.9230769230769" calcext:value-type="float">
            <text:p>88.9230769230769</text:p>
          </table:table-cell>
          <table:table-cell office:value-type="float" office:value="10.6587742004239" calcext:value-type="float">
            <text:p>10.658774200423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5.14" calcext:value-type="float">
            <text:p>95.14</text:p>
          </table:table-cell>
          <table:table-cell office:value-type="float" office:value="7.66814188705452" calcext:value-type="float">
            <text:p>7.6681418870545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877" calcext:value-type="float">
            <text:p>208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0 IM. PROF. BOLESŁAWA IWASZKIE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ołtysowicka 34</text:p>
          </table:table-cell>
          <table:table-cell office:value-type="float" office:value="31" calcext:value-type="float">
            <text:p>31</text:p>
          </table:table-cell>
          <table:table-cell office:value-type="float" office:value="75.8064516129032" calcext:value-type="float">
            <text:p>75.8064516129032</text:p>
          </table:table-cell>
          <table:table-cell office:value-type="float" office:value="13.7028825666265" calcext:value-type="float">
            <text:p>13.7028825666265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64.5161290322581" calcext:value-type="float">
            <text:p>64.5161290322581</text:p>
          </table:table-cell>
          <table:table-cell office:value-type="float" office:value="26.5474267846542" calcext:value-type="float">
            <text:p>26.5474267846542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76.3333333333333" calcext:value-type="float">
            <text:p>76.3333333333333</text:p>
          </table:table-cell>
          <table:table-cell office:value-type="float" office:value="24.7161665492222" calcext:value-type="float">
            <text:p>24.716166549222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0 IM. ORŁA BIAŁ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Henryka Michała Kamieńskiego 24</text:p>
          </table:table-cell>
          <table:table-cell office:value-type="float" office:value="80" calcext:value-type="float">
            <text:p>80</text:p>
          </table:table-cell>
          <table:table-cell office:value-type="float" office:value="69.35" calcext:value-type="float">
            <text:p>69.35</text:p>
          </table:table-cell>
          <table:table-cell office:value-type="float" office:value="20.3574924782007" calcext:value-type="float">
            <text:p>20.3574924782007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56.65" calcext:value-type="float">
            <text:p>56.65</text:p>
          </table:table-cell>
          <table:table-cell office:value-type="float" office:value="28.442529774969" calcext:value-type="float">
            <text:p>28.442529774969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71.5730337078652" calcext:value-type="float">
            <text:p>71.5730337078652</text:p>
          </table:table-cell>
          <table:table-cell office:value-type="float" office:value="29.2186209829439" calcext:value-type="float">
            <text:p>29.2186209829439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890" calcext:value-type="float">
            <text:p>2089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1 IM. MIESZKA I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Osobowicka 127</text:p>
          </table:table-cell>
          <table:table-cell office:value-type="float" office:value="24" calcext:value-type="float">
            <text:p>24</text:p>
          </table:table-cell>
          <table:table-cell office:value-type="float" office:value="72.0416666666667" calcext:value-type="float">
            <text:p>72.0416666666667</text:p>
          </table:table-cell>
          <table:table-cell office:value-type="float" office:value="17.1597376792952" calcext:value-type="float">
            <text:p>17.1597376792952</text:p>
          </table:table-cell>
          <table:table-cell office:value-type="float" office:value="73.5" calcext:value-type="float">
            <text:p>73.5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59.5" calcext:value-type="float">
            <text:p>59.5</text:p>
          </table:table-cell>
          <table:table-cell office:value-type="float" office:value="31.8184956694478" calcext:value-type="float">
            <text:p>31.818495669447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2.48" calcext:value-type="float">
            <text:p>62.48</text:p>
          </table:table-cell>
          <table:table-cell office:value-type="float" office:value="30.634777622826" calcext:value-type="float">
            <text:p>30.634777622826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88" calcext:value-type="float">
            <text:p>148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9 IM. KSIĘDZA JANA TWARDOW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rzedwiośnie 47</text:p>
          </table:table-cell>
          <table:table-cell office:value-type="float" office:value="22" calcext:value-type="float">
            <text:p>22</text:p>
          </table:table-cell>
          <table:table-cell office:value-type="float" office:value="75.6363636363636" calcext:value-type="float">
            <text:p>75.6363636363636</text:p>
          </table:table-cell>
          <table:table-cell office:value-type="float" office:value="15.4111690741295" calcext:value-type="float">
            <text:p>15.4111690741295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8.5454545454546" calcext:value-type="float">
            <text:p>68.5454545454546</text:p>
          </table:table-cell>
          <table:table-cell office:value-type="float" office:value="26.5684831618341" calcext:value-type="float">
            <text:p>26.5684831618341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75.5" calcext:value-type="float">
            <text:p>75.5</text:p>
          </table:table-cell>
          <table:table-cell office:value-type="float" office:value="26.7135478056292" calcext:value-type="float">
            <text:p>26.713547805629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7293" calcext:value-type="float">
            <text:p>10729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4 IM. JANA III SOBIE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ilanowska 31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9.0485822267298" calcext:value-type="float">
            <text:p>19.048582226729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2.3030303030303" calcext:value-type="float">
            <text:p>62.3030303030303</text:p>
          </table:table-cell>
          <table:table-cell office:value-type="float" office:value="26.1655392713913" calcext:value-type="float">
            <text:p>26.165539271391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71.1714285714286" calcext:value-type="float">
            <text:p>71.1714285714286</text:p>
          </table:table-cell>
          <table:table-cell office:value-type="float" office:value="28.8191263020989" calcext:value-type="float">
            <text:p>28.8191263020989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637" calcext:value-type="float">
            <text:p>126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0 IM. OSSOLINEUM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Czeska 38</text:p>
          </table:table-cell>
          <table:table-cell office:value-type="float" office:value="64" calcext:value-type="float">
            <text:p>64</text:p>
          </table:table-cell>
          <table:table-cell office:value-type="float" office:value="65.828125" calcext:value-type="float">
            <text:p>65.828125</text:p>
          </table:table-cell>
          <table:table-cell office:value-type="float" office:value="17.5058514212927" calcext:value-type="float">
            <text:p>17.5058514212927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2.375" calcext:value-type="float">
            <text:p>62.375</text:p>
          </table:table-cell>
          <table:table-cell office:value-type="float" office:value="27.2829502620226" calcext:value-type="float">
            <text:p>27.282950262022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76.1029411764706" calcext:value-type="float">
            <text:p>76.1029411764706</text:p>
          </table:table-cell>
          <table:table-cell office:value-type="float" office:value="27.2192296352729" calcext:value-type="float">
            <text:p>27.2192296352729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3 IM. PROF. STEFANA BANACH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rachocińska 155-157</text:p>
          </table:table-cell>
          <table:table-cell office:value-type="float" office:value="33" calcext:value-type="float">
            <text:p>33</text:p>
          </table:table-cell>
          <table:table-cell office:value-type="float" office:value="73.6969696969697" calcext:value-type="float">
            <text:p>73.6969696969697</text:p>
          </table:table-cell>
          <table:table-cell office:value-type="float" office:value="15.3888681697042" calcext:value-type="float">
            <text:p>15.388868169704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3.5151515151515" calcext:value-type="float">
            <text:p>63.5151515151515</text:p>
          </table:table-cell>
          <table:table-cell office:value-type="float" office:value="27.4094887486413" calcext:value-type="float">
            <text:p>27.409488748641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75.3953488372093" calcext:value-type="float">
            <text:p>75.3953488372093</text:p>
          </table:table-cell>
          <table:table-cell office:value-type="float" office:value="26.3590058171588" calcext:value-type="float">
            <text:p>26.3590058171588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3291" calcext:value-type="float">
            <text:p>1232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UBLICZNA SZKOŁA PODSTAWOWA MARCO POL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atorska 11</text:p>
          </table:table-cell>
          <table:table-cell office:value-type="float" office:value="24" calcext:value-type="float">
            <text:p>24</text:p>
          </table:table-cell>
          <table:table-cell office:value-type="float" office:value="68.7083333333333" calcext:value-type="float">
            <text:p>68.7083333333333</text:p>
          </table:table-cell>
          <table:table-cell office:value-type="float" office:value="10.7837809026128" calcext:value-type="float">
            <text:p>10.783780902612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2.1666666666667" calcext:value-type="float">
            <text:p>72.1666666666667</text:p>
          </table:table-cell>
          <table:table-cell office:value-type="float" office:value="21.181097442977" calcext:value-type="float">
            <text:p>21.181097442977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92.5" calcext:value-type="float">
            <text:p>92.5</text:p>
          </table:table-cell>
          <table:table-cell office:value-type="float" office:value="7.62670745909837" calcext:value-type="float">
            <text:p>7.6267074590983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531" calcext:value-type="float">
            <text:p>1253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4 IM. PRYMASA TYSIĄCLECI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leczkowska 2</text:p>
          </table:table-cell>
          <table:table-cell office:value-type="float" office:value="24" calcext:value-type="float">
            <text:p>24</text:p>
          </table:table-cell>
          <table:table-cell office:value-type="float" office:value="45.5833333333333" calcext:value-type="float">
            <text:p>45.5833333333333</text:p>
          </table:table-cell>
          <table:table-cell office:value-type="float" office:value="18.4230758078618" calcext:value-type="float">
            <text:p>18.423075807861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4.3333333333333" calcext:value-type="float">
            <text:p>34.3333333333333</text:p>
          </table:table-cell>
          <table:table-cell office:value-type="float" office:value="23.4070264854144" calcext:value-type="float">
            <text:p>23.40702648541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53.7666666666667" calcext:value-type="float">
            <text:p>53.7666666666667</text:p>
          </table:table-cell>
          <table:table-cell office:value-type="float" office:value="27.8689592358396" calcext:value-type="float">
            <text:p>27.868959235839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31" calcext:value-type="float">
            <text:p>1403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 IM. JÓZEFA PIŁSUD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owalska 105</text:p>
          </table:table-cell>
          <table:table-cell office:value-type="float" office:value="13" calcext:value-type="float">
            <text:p>13</text:p>
          </table:table-cell>
          <table:table-cell office:value-type="float" office:value="68.1538461538462" calcext:value-type="float">
            <text:p>68.1538461538462</text:p>
          </table:table-cell>
          <table:table-cell office:value-type="float" office:value="13.5921139684075" calcext:value-type="float">
            <text:p>13.592113968407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2.7692307692308" calcext:value-type="float">
            <text:p>42.7692307692308</text:p>
          </table:table-cell>
          <table:table-cell office:value-type="float" office:value="27.7298890290266" calcext:value-type="float">
            <text:p>27.729889029026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0.3571428571429" calcext:value-type="float">
            <text:p>60.3571428571429</text:p>
          </table:table-cell>
          <table:table-cell office:value-type="float" office:value="27.4189901420195" calcext:value-type="float">
            <text:p>27.4189901420195</text:p>
          </table:table-cell>
          <table:table-cell office:value-type="float" office:value="63" calcext:value-type="float">
            <text:p>63</text:p>
          </table:table-cell>
          <table:table-cell table:number-columns-repeated="26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978" calcext:value-type="float">
            <text:p>149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3 IM. JANA KASPROWICZ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Tadeusza Boya-Żeleńskiego 32</text:p>
          </table:table-cell>
          <table:table-cell office:value-type="float" office:value="40" calcext:value-type="float">
            <text:p>40</text:p>
          </table:table-cell>
          <table:table-cell office:value-type="float" office:value="70.3" calcext:value-type="float">
            <text:p>70.3</text:p>
          </table:table-cell>
          <table:table-cell office:value-type="float" office:value="20.9656862515874" calcext:value-type="float">
            <text:p>20.96568625158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68.5" calcext:value-type="float">
            <text:p>68.5</text:p>
          </table:table-cell>
          <table:table-cell office:value-type="float" office:value="28.1451594417228" calcext:value-type="float">
            <text:p>28.1451594417228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77.7021276595745" calcext:value-type="float">
            <text:p>77.7021276595745</text:p>
          </table:table-cell>
          <table:table-cell office:value-type="float" office:value="27.238829366555" calcext:value-type="float">
            <text:p>27.238829366555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5" calcext:value-type="float">
            <text:p>1480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8 IM. PIASTÓW WROCŁAWSKICH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ycowska 22a</text:p>
          </table:table-cell>
          <table:table-cell office:value-type="float" office:value="27" calcext:value-type="float">
            <text:p>27</text:p>
          </table:table-cell>
          <table:table-cell office:value-type="float" office:value="68.2962962962963" calcext:value-type="float">
            <text:p>68.2962962962963</text:p>
          </table:table-cell>
          <table:table-cell office:value-type="float" office:value="19.1848991827674" calcext:value-type="float">
            <text:p>19.18489918276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67.1111111111111" calcext:value-type="float">
            <text:p>67.1111111111111</text:p>
          </table:table-cell>
          <table:table-cell office:value-type="float" office:value="27.0052578328237" calcext:value-type="float">
            <text:p>27.0052578328237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77.5769230769231" calcext:value-type="float">
            <text:p>77.5769230769231</text:p>
          </table:table-cell>
          <table:table-cell office:value-type="float" office:value="27.0514795229152" calcext:value-type="float">
            <text:p>27.0514795229152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513" calcext:value-type="float">
            <text:p>2051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0 IM. BOLESŁAWA KRZYWOUST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Inflancka 13</text:p>
          </table:table-cell>
          <table:table-cell office:value-type="float" office:value="67" calcext:value-type="float">
            <text:p>67</text:p>
          </table:table-cell>
          <table:table-cell office:value-type="float" office:value="65.7313432835821" calcext:value-type="float">
            <text:p>65.7313432835821</text:p>
          </table:table-cell>
          <table:table-cell office:value-type="float" office:value="15.5981075101142" calcext:value-type="float">
            <text:p>15.598107510114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1.6119402985075" calcext:value-type="float">
            <text:p>61.6119402985075</text:p>
          </table:table-cell>
          <table:table-cell office:value-type="float" office:value="30.2511651305802" calcext:value-type="float">
            <text:p>30.2511651305802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76.5333333333333" calcext:value-type="float">
            <text:p>76.5333333333333</text:p>
          </table:table-cell>
          <table:table-cell office:value-type="float" office:value="25.694789787469" calcext:value-type="float">
            <text:p>25.69478978746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1750" calcext:value-type="float">
            <text:p>13175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INTEGRACYJNA SZKOŁA PODSTAWOWA ALT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iełczowska 4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7916" calcext:value-type="float">
            <text:p>26791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 IM. ROTMISTRZA WITOLDA PILEC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Aleksandra Brücknera 12</text:p>
          </table:table-cell>
          <table:table-cell office:value-type="float" office:value="7" calcext:value-type="float">
            <text:p>7</text:p>
          </table:table-cell>
          <table:table-cell office:value-type="float" office:value="59.8571428571429" calcext:value-type="float">
            <text:p>59.8571428571429</text:p>
          </table:table-cell>
          <table:table-cell office:value-type="float" office:value="16.7879937661972" calcext:value-type="float">
            <text:p>16.7879937661972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3.4285714285714" calcext:value-type="float">
            <text:p>63.4285714285714</text:p>
          </table:table-cell>
          <table:table-cell office:value-type="float" office:value="29.0362194649429" calcext:value-type="float">
            <text:p>29.0362194649429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71.1428571428571" calcext:value-type="float">
            <text:p>71.1428571428571</text:p>
          </table:table-cell>
          <table:table-cell office:value-type="float" office:value="20.5317076836819" calcext:value-type="float">
            <text:p>20.5317076836819</text:p>
          </table:table-cell>
          <table:table-cell office:value-type="float" office:value="75" calcext:value-type="float">
            <text:p>75</text:p>
          </table:table-cell>
          <table:table-cell table:number-columns-repeated="26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81391" calcext:value-type="float">
            <text:p>813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SPECJALNA NR 101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Wołowska 9</text:p>
          </table:table-cell>
          <table:table-cell office:value-type="float" office:value="8" calcext:value-type="float">
            <text:p>8</text:p>
          </table:table-cell>
          <table:table-cell office:value-type="float" office:value="61.125" calcext:value-type="float">
            <text:p>61.125</text:p>
          </table:table-cell>
          <table:table-cell office:value-type="float" office:value="13.833270582187" calcext:value-type="float">
            <text:p>13.833270582187</text:p>
          </table:table-cell>
          <table:table-cell office:value-type="float" office:value="64.5" calcext:value-type="float">
            <text:p>64.5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34.5" calcext:value-type="float">
            <text:p>34.5</text:p>
          </table:table-cell>
          <table:table-cell office:value-type="float" office:value="21.4417816423916" calcext:value-type="float">
            <text:p>21.441781642391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8.4692816909735" calcext:value-type="float">
            <text:p>28.4692816909735</text:p>
          </table:table-cell>
          <table:table-cell office:value-type="float" office:value="64.5" calcext:value-type="float">
            <text:p>64.5</text:p>
          </table:table-cell>
          <table:table-cell table:number-columns-repeated="26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869" calcext:value-type="float">
            <text:p>138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7 IM. KAWALERÓW ORDERU UŚMIECH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pl. Muzealny 20</text:p>
          </table:table-cell>
          <table:table-cell office:value-type="float" office:value="23" calcext:value-type="float">
            <text:p>23</text:p>
          </table:table-cell>
          <table:table-cell office:value-type="float" office:value="61.7826086956522" calcext:value-type="float">
            <text:p>61.7826086956522</text:p>
          </table:table-cell>
          <table:table-cell office:value-type="float" office:value="20.4428291280812" calcext:value-type="float">
            <text:p>20.442829128081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40.1739130434783" calcext:value-type="float">
            <text:p>40.1739130434783</text:p>
          </table:table-cell>
          <table:table-cell office:value-type="float" office:value="27.2694321203495" calcext:value-type="float">
            <text:p>27.269432120349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4.4166666666667" calcext:value-type="float">
            <text:p>64.4166666666667</text:p>
          </table:table-cell>
          <table:table-cell office:value-type="float" office:value="28.3400727278923" calcext:value-type="float">
            <text:p>28.3400727278923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028" calcext:value-type="float">
            <text:p>1502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8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znańska 26</text:p>
          </table:table-cell>
          <table:table-cell office:value-type="float" office:value="40" calcext:value-type="float">
            <text:p>40</text:p>
          </table:table-cell>
          <table:table-cell office:value-type="float" office:value="53.4" calcext:value-type="float">
            <text:p>53.4</text:p>
          </table:table-cell>
          <table:table-cell office:value-type="float" office:value="19.0942399691635" calcext:value-type="float">
            <text:p>19.0942399691635</text:p>
          </table:table-cell>
          <table:table-cell office:value-type="float" office:value="54.5" calcext:value-type="float">
            <text:p>54.5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4.4" calcext:value-type="float">
            <text:p>44.4</text:p>
          </table:table-cell>
          <table:table-cell office:value-type="float" office:value="26.3028515564378" calcext:value-type="float">
            <text:p>26.302851556437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6.9" calcext:value-type="float">
            <text:p>66.9</text:p>
          </table:table-cell>
          <table:table-cell office:value-type="float" office:value="29.6679962248885" calcext:value-type="float">
            <text:p>29.6679962248885</text:p>
          </table:table-cell>
          <table:table-cell office:value-type="float" office:value="75.5" calcext:value-type="float">
            <text:p>75.5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11187" calcext:value-type="float">
            <text:p>11118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7 IM. JANA BRZECHWY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rosta 16</text:p>
          </table:table-cell>
          <table:table-cell office:value-type="float" office:value="22" calcext:value-type="float">
            <text:p>22</text:p>
          </table:table-cell>
          <table:table-cell office:value-type="float" office:value="66.8181818181818" calcext:value-type="float">
            <text:p>66.8181818181818</text:p>
          </table:table-cell>
          <table:table-cell office:value-type="float" office:value="18.5218209482672" calcext:value-type="float">
            <text:p>18.521820948267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4.2857142857143" calcext:value-type="float">
            <text:p>44.2857142857143</text:p>
          </table:table-cell>
          <table:table-cell office:value-type="float" office:value="28.0393309769091" calcext:value-type="float">
            <text:p>28.039330976909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68.4166666666667" calcext:value-type="float">
            <text:p>68.4166666666667</text:p>
          </table:table-cell>
          <table:table-cell office:value-type="float" office:value="30.5808355019937" calcext:value-type="float">
            <text:p>30.5808355019937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2800" calcext:value-type="float">
            <text:p>26280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MISTRZOSTWA SPORTOWEGO JUNIOR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widzyńska 5</text:p>
          </table:table-cell>
          <table:table-cell office:value-type="float" office:value="39" calcext:value-type="float">
            <text:p>39</text:p>
          </table:table-cell>
          <table:table-cell office:value-type="float" office:value="67.3846153846154" calcext:value-type="float">
            <text:p>67.3846153846154</text:p>
          </table:table-cell>
          <table:table-cell office:value-type="float" office:value="14.6735683958421" calcext:value-type="float">
            <text:p>14.6735683958421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61.948717948718" calcext:value-type="float">
            <text:p>61.948717948718</text:p>
          </table:table-cell>
          <table:table-cell office:value-type="float" office:value="26.2199265757629" calcext:value-type="float">
            <text:p>26.219926575762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68.7692307692308" calcext:value-type="float">
            <text:p>68.7692307692308</text:p>
          </table:table-cell>
          <table:table-cell office:value-type="float" office:value="27.292773100417" calcext:value-type="float">
            <text:p>27.292773100417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67810" calcext:value-type="float">
            <text:p>26781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9 IM. KONSTYTUCJI 3 MAJ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ks. Wincentego Kraińskiego 1</text:p>
          </table:table-cell>
          <table:table-cell office:value-type="float" office:value="9" calcext:value-type="float">
            <text:p>9</text:p>
          </table:table-cell>
          <table:table-cell office:value-type="float" office:value="77.8888888888889" calcext:value-type="float">
            <text:p>77.8888888888889</text:p>
          </table:table-cell>
          <table:table-cell office:value-type="float" office:value="7.85202655291322" calcext:value-type="float">
            <text:p>7.8520265529132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9.3218356615859" calcext:value-type="float">
            <text:p>19.3218356615859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7.4" calcext:value-type="float">
            <text:p>87.4</text:p>
          </table:table-cell>
          <table:table-cell office:value-type="float" office:value="15.4350251052598" calcext:value-type="float">
            <text:p>15.435025105259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5934" calcext:value-type="float">
            <text:p>5593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SIÓSTR SALEZJANEK IM. JANA PAWŁA II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pl. Franciszkański 1-3</text:p>
          </table:table-cell>
          <table:table-cell office:value-type="float" office:value="33" calcext:value-type="float">
            <text:p>33</text:p>
          </table:table-cell>
          <table:table-cell office:value-type="float" office:value="81.1212121212121" calcext:value-type="float">
            <text:p>81.1212121212121</text:p>
          </table:table-cell>
          <table:table-cell office:value-type="float" office:value="15.1532726253452" calcext:value-type="float">
            <text:p>15.1532726253452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79.7575757575758" calcext:value-type="float">
            <text:p>79.7575757575758</text:p>
          </table:table-cell>
          <table:table-cell office:value-type="float" office:value="21.5280371144663" calcext:value-type="float">
            <text:p>21.5280371144663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84.8648648648649" calcext:value-type="float">
            <text:p>84.8648648648649</text:p>
          </table:table-cell>
          <table:table-cell office:value-type="float" office:value="21.1201993261506" calcext:value-type="float">
            <text:p>21.120199326150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557" calcext:value-type="float">
            <text:p>1455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PORTOWA SZKOŁA PODSTAWOWA NR 46 IM. POLSKICH OLIMPIJCZYKÓW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Ścinawska 21</text:p>
          </table:table-cell>
          <table:table-cell office:value-type="float" office:value="29" calcext:value-type="float">
            <text:p>29</text:p>
          </table:table-cell>
          <table:table-cell office:value-type="float" office:value="69.2068965517241" calcext:value-type="float">
            <text:p>69.2068965517241</text:p>
          </table:table-cell>
          <table:table-cell office:value-type="float" office:value="15.9641393611125" calcext:value-type="float">
            <text:p>15.964139361112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59.8620689655172" calcext:value-type="float">
            <text:p>59.8620689655172</text:p>
          </table:table-cell>
          <table:table-cell office:value-type="float" office:value="28.039041916254" calcext:value-type="float">
            <text:p>28.03904191625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68.0714285714286" calcext:value-type="float">
            <text:p>68.0714285714286</text:p>
          </table:table-cell>
          <table:table-cell office:value-type="float" office:value="27.497526171971" calcext:value-type="float">
            <text:p>27.497526171971</text:p>
          </table:table-cell>
          <table:table-cell office:value-type="float" office:value="78.5" calcext:value-type="float">
            <text:p>78.5</text:p>
          </table:table-cell>
          <table:table-cell office:value-type="float" office:value="82" calcext:value-type="float">
            <text:p>82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568" calcext:value-type="float">
            <text:p>1456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3 IM. ANNY JASIŃ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Mennicza 21-23</text:p>
          </table:table-cell>
          <table:table-cell office:value-type="float" office:value="46" calcext:value-type="float">
            <text:p>46</text:p>
          </table:table-cell>
          <table:table-cell office:value-type="float" office:value="72.6304347826087" calcext:value-type="float">
            <text:p>72.6304347826087</text:p>
          </table:table-cell>
          <table:table-cell office:value-type="float" office:value="12.6651845549508" calcext:value-type="float">
            <text:p>12.665184554950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84.7826086956522" calcext:value-type="float">
            <text:p>84.7826086956522</text:p>
          </table:table-cell>
          <table:table-cell office:value-type="float" office:value="16.9422459415077" calcext:value-type="float">
            <text:p>16.9422459415077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93.7954545454546" calcext:value-type="float">
            <text:p>93.7954545454546</text:p>
          </table:table-cell>
          <table:table-cell office:value-type="float" office:value="12.4143969674775" calcext:value-type="float">
            <text:p>12.414396967477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565" calcext:value-type="float">
            <text:p>1356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1 IM. ZESŁAŃCÓW SYBIR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Podwale 57</text:p>
          </table:table-cell>
          <table:table-cell office:value-type="float" office:value="66" calcext:value-type="float">
            <text:p>66</text:p>
          </table:table-cell>
          <table:table-cell office:value-type="float" office:value="67.8484848484848" calcext:value-type="float">
            <text:p>67.8484848484848</text:p>
          </table:table-cell>
          <table:table-cell office:value-type="float" office:value="21.064290063663" calcext:value-type="float">
            <text:p>21.064290063663</text:p>
          </table:table-cell>
          <table:table-cell office:value-type="float" office:value="74.5" calcext:value-type="float">
            <text:p>74.5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69.0909090909091" calcext:value-type="float">
            <text:p>69.0909090909091</text:p>
          </table:table-cell>
          <table:table-cell office:value-type="float" office:value="29.0749956474773" calcext:value-type="float">
            <text:p>29.0749956474773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82.4714285714286" calcext:value-type="float">
            <text:p>82.4714285714286</text:p>
          </table:table-cell>
          <table:table-cell office:value-type="float" office:value="23.3701405513051" calcext:value-type="float">
            <text:p>23.370140551305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9518" calcext:value-type="float">
            <text:p>1951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LEONARDO DA VINCI NIEPUBLICZNA SZKOŁA PODSTAWOWA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Młodych Techników 58</text:p>
          </table:table-cell>
          <table:table-cell office:value-type="float" office:value="7" calcext:value-type="float">
            <text:p>7</text:p>
          </table:table-cell>
          <table:table-cell office:value-type="float" office:value="75.1428571428571" calcext:value-type="float">
            <text:p>75.1428571428571</text:p>
          </table:table-cell>
          <table:table-cell office:value-type="float" office:value="4.94046184736873" calcext:value-type="float">
            <text:p>4.94046184736873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81.7142857142857" calcext:value-type="float">
            <text:p>81.7142857142857</text:p>
          </table:table-cell>
          <table:table-cell office:value-type="float" office:value="14.6357125427037" calcext:value-type="float">
            <text:p>14.635712542703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96.125" calcext:value-type="float">
            <text:p>96.125</text:p>
          </table:table-cell>
          <table:table-cell office:value-type="float" office:value="2.97647022494766" calcext:value-type="float">
            <text:p>2.97647022494766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61398" calcext:value-type="float">
            <text:p>613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POŁECZNA SZKOŁA PODSTAWOWA "OPTIMUM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ybacka 1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93187" calcext:value-type="float">
            <text:p>93187</text:p>
          </table:table-cell>
          <table:table-cell office:value-type="string" calcext:value-type="string">
            <text:p>nie dotycz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OGÓLNOKSZTAŁCĄCA SZKOŁA MUZYCZNA I ST. IM. KAROLA SZYMANOWSKIEGO WE WROCŁAWI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marsz. Józefa Piłsudskiego 25</text:p>
          </table:table-cell>
          <table:table-cell office:value-type="float" office:value="31" calcext:value-type="float">
            <text:p>31</text:p>
          </table:table-cell>
          <table:table-cell office:value-type="float" office:value="66.9677419354839" calcext:value-type="float">
            <text:p>66.9677419354839</text:p>
          </table:table-cell>
          <table:table-cell office:value-type="float" office:value="13.7242048267632" calcext:value-type="float">
            <text:p>13.724204826763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6.0645161290323" calcext:value-type="float">
            <text:p>66.0645161290323</text:p>
          </table:table-cell>
          <table:table-cell office:value-type="float" office:value="24.9876556412019" calcext:value-type="float">
            <text:p>24.9876556412019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83.0322580645161" calcext:value-type="float">
            <text:p>83.0322580645161</text:p>
          </table:table-cell>
          <table:table-cell office:value-type="float" office:value="19.9458684718087" calcext:value-type="float">
            <text:p>19.9458684718087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ZDRÓJ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yderyka Pautscha 9</text:p>
          </table:table-cell>
          <table:table-cell office:value-type="float" office:value="7" calcext:value-type="float">
            <text:p>7</text:p>
          </table:table-cell>
          <table:table-cell office:value-type="float" office:value="76.7142857142857" calcext:value-type="float">
            <text:p>76.7142857142857</text:p>
          </table:table-cell>
          <table:table-cell office:value-type="float" office:value="11.9846841035225" calcext:value-type="float">
            <text:p>11.984684103522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19.1065754254863" calcext:value-type="float">
            <text:p>19.106575425486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4.8571428571429" calcext:value-type="float">
            <text:p>84.8571428571429</text:p>
          </table:table-cell>
          <table:table-cell office:value-type="float" office:value="14.2069255890878" calcext:value-type="float">
            <text:p>14.2069255890878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01" calcext:value-type="float">
            <text:p>1480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07 IM. PIOTRA WŁOSTOWIC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lesława Prusa 64</text:p>
          </table:table-cell>
          <table:table-cell office:value-type="float" office:value="29" calcext:value-type="float">
            <text:p>29</text:p>
          </table:table-cell>
          <table:table-cell office:value-type="float" office:value="52.1724137931034" calcext:value-type="float">
            <text:p>52.1724137931034</text:p>
          </table:table-cell>
          <table:table-cell office:value-type="float" office:value="19.4458912698043" calcext:value-type="float">
            <text:p>19.445891269804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0.2068965517241" calcext:value-type="float">
            <text:p>50.2068965517241</text:p>
          </table:table-cell>
          <table:table-cell office:value-type="float" office:value="28.5673786835854" calcext:value-type="float">
            <text:p>28.567378683585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5.425" calcext:value-type="float">
            <text:p>55.425</text:p>
          </table:table-cell>
          <table:table-cell office:value-type="float" office:value="30.2612685623058" calcext:value-type="float">
            <text:p>30.261268562305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0977" calcext:value-type="float">
            <text:p>209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58 IM. WANDY RUTKIEWICZ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kładowa 2-4</text:p>
          </table:table-cell>
          <table:table-cell office:value-type="float" office:value="18" calcext:value-type="float">
            <text:p>18</text:p>
          </table:table-cell>
          <table:table-cell office:value-type="float" office:value="44.6111111111111" calcext:value-type="float">
            <text:p>44.6111111111111</text:p>
          </table:table-cell>
          <table:table-cell office:value-type="float" office:value="20.9420865162553" calcext:value-type="float">
            <text:p>20.942086516255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5.2278505712327" calcext:value-type="float">
            <text:p>25.227850571232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0.4117647058824" calcext:value-type="float">
            <text:p>50.4117647058824</text:p>
          </table:table-cell>
          <table:table-cell office:value-type="float" office:value="30.8679518242949" calcext:value-type="float">
            <text:p>30.867951824294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8977" calcext:value-type="float">
            <text:p>1289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UBLICZNA SZKOŁA PODSTAWOWA SPECJALNA IM. MATKI TERESY POTOCKIEJ DLA DZIEWCZĄT NIEDOSTOSOWANYCH SPOŁECZNIE W MŁODZIEŻOWYM OŚRODKU WYCHOWAWCZYM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pl. Grunwaldzki 3b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4.4518906326177" calcext:value-type="float">
            <text:p>14.451890632617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.81557064030944" calcext:value-type="float">
            <text:p>8.8155706403094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.5714285714286" calcext:value-type="float">
            <text:p>26.5714285714286</text:p>
          </table:table-cell>
          <table:table-cell office:value-type="float" office:value="9.57462633149488" calcext:value-type="float">
            <text:p>9.57462633149488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991" calcext:value-type="float">
            <text:p>1399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 IM. MARII DĄBROWSKIEJ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Nowowiejska 78</text:p>
          </table:table-cell>
          <table:table-cell office:value-type="float" office:value="49" calcext:value-type="float">
            <text:p>49</text:p>
          </table:table-cell>
          <table:table-cell office:value-type="float" office:value="71.1428571428571" calcext:value-type="float">
            <text:p>71.1428571428571</text:p>
          </table:table-cell>
          <table:table-cell office:value-type="float" office:value="16.1257811074853" calcext:value-type="float">
            <text:p>16.125781107485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24.9995918334027" calcext:value-type="float">
            <text:p>24.999591833402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76.1111111111111" calcext:value-type="float">
            <text:p>76.1111111111111</text:p>
          </table:table-cell>
          <table:table-cell office:value-type="float" office:value="28.8323622798835" calcext:value-type="float">
            <text:p>28.8323622798835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096" calcext:value-type="float">
            <text:p>1409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2 IM. MARII SKŁODOWSKIEJ-CURI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Zygmunta Janiszewskiego 14</text:p>
          </table:table-cell>
          <table:table-cell office:value-type="float" office:value="13" calcext:value-type="float">
            <text:p>13</text:p>
          </table:table-cell>
          <table:table-cell office:value-type="float" office:value="74.9230769230769" calcext:value-type="float">
            <text:p>74.9230769230769</text:p>
          </table:table-cell>
          <table:table-cell office:value-type="float" office:value="15.3144554058804" calcext:value-type="float">
            <text:p>15.314455405880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70.7692307692308" calcext:value-type="float">
            <text:p>70.7692307692308</text:p>
          </table:table-cell>
          <table:table-cell office:value-type="float" office:value="25.606951718847" calcext:value-type="float">
            <text:p>25.606951718847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84.5384615384615" calcext:value-type="float">
            <text:p>84.5384615384615</text:p>
          </table:table-cell>
          <table:table-cell office:value-type="float" office:value="21.0333631848049" calcext:value-type="float">
            <text:p>21.0333631848049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36 IM. BOHATERÓW WESTERPLATTE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yderyka Chopina 9b</text:p>
          </table:table-cell>
          <table:table-cell office:value-type="float" office:value="46" calcext:value-type="float">
            <text:p>46</text:p>
          </table:table-cell>
          <table:table-cell office:value-type="float" office:value="83.7608695652174" calcext:value-type="float">
            <text:p>83.7608695652174</text:p>
          </table:table-cell>
          <table:table-cell office:value-type="float" office:value="13.5633534115128" calcext:value-type="float">
            <text:p>13.563353411512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81.3913043478261" calcext:value-type="float">
            <text:p>81.3913043478261</text:p>
          </table:table-cell>
          <table:table-cell office:value-type="float" office:value="21.1860067239528" calcext:value-type="float">
            <text:p>21.186006723952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86.2291666666667" calcext:value-type="float">
            <text:p>86.2291666666667</text:p>
          </table:table-cell>
          <table:table-cell office:value-type="float" office:value="22.0607490649242" calcext:value-type="float">
            <text:p>22.060749064924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21894" calcext:value-type="float">
            <text:p>2189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45 IM. JANUSZA KUSOCIŃSKI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afała Krajewskiego 1</text:p>
          </table:table-cell>
          <table:table-cell office:value-type="float" office:value="12" calcext:value-type="float">
            <text:p>12</text:p>
          </table:table-cell>
          <table:table-cell office:value-type="float" office:value="54.75" calcext:value-type="float">
            <text:p>54.75</text:p>
          </table:table-cell>
          <table:table-cell office:value-type="float" office:value="20.2818679284396" calcext:value-type="float">
            <text:p>20.2818679284396</text:p>
          </table:table-cell>
          <table:table-cell office:value-type="float" office:value="54.5" calcext:value-type="float">
            <text:p>54.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0.6666666666667" calcext:value-type="float">
            <text:p>50.6666666666667</text:p>
          </table:table-cell>
          <table:table-cell office:value-type="float" office:value="22.647050335284" calcext:value-type="float">
            <text:p>22.64705033528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75.1666666666667" calcext:value-type="float">
            <text:p>75.1666666666667</text:p>
          </table:table-cell>
          <table:table-cell office:value-type="float" office:value="27.8492968193693" calcext:value-type="float">
            <text:p>27.8492968193693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3964" calcext:value-type="float">
            <text:p>103964</text:p>
          </table:table-cell>
          <table:table-cell office:value-type="string" calcext:value-type="string">
            <text:p>nie dotycz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OGÓLNOKSZTAŁCĄCA SZKOŁA MUZYCZNA I STOPNIA NR 2 IM. FRYDERYKA CHOPIN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Rafała Krajewskiego 1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.25718035235908" calcext:value-type="float">
            <text:p>7.2571803523590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69.3333333333333" calcext:value-type="float">
            <text:p>69.3333333333333</text:p>
          </table:table-cell>
          <table:table-cell office:value-type="float" office:value="18.3787316694536" calcext:value-type="float">
            <text:p>18.378731669453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7.10242525088751" calcext:value-type="float">
            <text:p>7.1024252508875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6" calcext:value-type="float">
            <text:p>1484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84 IM. RUCHU OBROŃCÓW POKOJU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Łukasza Górnickiego 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4.456832294801" calcext:value-type="float">
            <text:p>14.45683229480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7.9885690952574" calcext:value-type="float">
            <text:p>27.9885690952574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77.1698113207547" calcext:value-type="float">
            <text:p>77.1698113207547</text:p>
          </table:table-cell>
          <table:table-cell office:value-type="float" office:value="21.5483097871128" calcext:value-type="float">
            <text:p>21.5483097871128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45" calcext:value-type="float">
            <text:p>1484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ISKRY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yderyka Pautscha 9</text:p>
          </table:table-cell>
          <table:table-cell office:value-type="float" office:value="13" calcext:value-type="float">
            <text:p>13</text:p>
          </table:table-cell>
          <table:table-cell office:value-type="float" office:value="81.9230769230769" calcext:value-type="float">
            <text:p>81.9230769230769</text:p>
          </table:table-cell>
          <table:table-cell office:value-type="float" office:value="8.04278499852783" calcext:value-type="float">
            <text:p>8.0427849985278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90.1538461538462" calcext:value-type="float">
            <text:p>90.1538461538462</text:p>
          </table:table-cell>
          <table:table-cell office:value-type="float" office:value="12.5136611739463" calcext:value-type="float">
            <text:p>12.513661173946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94.4615384615385" calcext:value-type="float">
            <text:p>94.4615384615385</text:p>
          </table:table-cell>
          <table:table-cell office:value-type="float" office:value="5.93056469766042" calcext:value-type="float">
            <text:p>5.9305646976604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23288" calcext:value-type="float">
            <text:p>1232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UBLICZNA SZKOŁA PODSTAWOWA LEONARD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Franklina Delano Roosevelta 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795" calcext:value-type="float">
            <text:p>1479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08 IM. JULIANA TUWIM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Bolesława Chrobrego 3</text:p>
          </table:table-cell>
          <table:table-cell office:value-type="float" office:value="28" calcext:value-type="float">
            <text:p>28</text:p>
          </table:table-cell>
          <table:table-cell office:value-type="float" office:value="63.5" calcext:value-type="float">
            <text:p>63.5</text:p>
          </table:table-cell>
          <table:table-cell office:value-type="float" office:value="15.5023039762297" calcext:value-type="float">
            <text:p>15.5023039762297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5.8484594733005" calcext:value-type="float">
            <text:p>25.848459473300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3.7333333333333" calcext:value-type="float">
            <text:p>63.7333333333333</text:p>
          </table:table-cell>
          <table:table-cell office:value-type="float" office:value="29.3858620579504" calcext:value-type="float">
            <text:p>29.3858620579504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78" calcext:value-type="float">
            <text:p>148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78 IM. MIKOŁAJA KOPERNIK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edności Narodowej 195</text:p>
          </table:table-cell>
          <table:table-cell office:value-type="float" office:value="17" calcext:value-type="float">
            <text:p>17</text:p>
          </table:table-cell>
          <table:table-cell office:value-type="float" office:value="48.3529411764706" calcext:value-type="float">
            <text:p>48.3529411764706</text:p>
          </table:table-cell>
          <table:table-cell office:value-type="float" office:value="20.3207838445116" calcext:value-type="float">
            <text:p>20.320783844511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.4705882352941" calcext:value-type="float">
            <text:p>32.4705882352941</text:p>
          </table:table-cell>
          <table:table-cell office:value-type="float" office:value="19.2020760123324" calcext:value-type="float">
            <text:p>19.20207601233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4.0714285714286" calcext:value-type="float">
            <text:p>54.0714285714286</text:p>
          </table:table-cell>
          <table:table-cell office:value-type="float" office:value="28.1690414810157" calcext:value-type="float">
            <text:p>28.169041481015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4838" calcext:value-type="float">
            <text:p>1483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1 IM. ORLĄT LWOWSKICH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Stefanii Sempołowskiej 54</text:p>
          </table:table-cell>
          <table:table-cell office:value-type="float" office:value="29" calcext:value-type="float">
            <text:p>29</text:p>
          </table:table-cell>
          <table:table-cell office:value-type="float" office:value="71.1379310344828" calcext:value-type="float">
            <text:p>71.1379310344828</text:p>
          </table:table-cell>
          <table:table-cell office:value-type="float" office:value="13.2058611280437" calcext:value-type="float">
            <text:p>13.205861128043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71.1724137931034" calcext:value-type="float">
            <text:p>71.1724137931034</text:p>
          </table:table-cell>
          <table:table-cell office:value-type="float" office:value="20.9137291411024" calcext:value-type="float">
            <text:p>20.913729141102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79.775" calcext:value-type="float">
            <text:p>79.775</text:p>
          </table:table-cell>
          <table:table-cell office:value-type="float" office:value="22.2873142168365" calcext:value-type="float">
            <text:p>22.287314216836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5596" calcext:value-type="float">
            <text:p>1559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93 IM. TRADYCJI ORŁA BIAŁEGO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Juliana Ursyna Niemcewicza 29-31</text:p>
          </table:table-cell>
          <table:table-cell office:value-type="float" office:value="8" calcext:value-type="float">
            <text:p>8</text:p>
          </table:table-cell>
          <table:table-cell office:value-type="float" office:value="32.875" calcext:value-type="float">
            <text:p>32.875</text:p>
          </table:table-cell>
          <table:table-cell office:value-type="float" office:value="16.4426085217644" calcext:value-type="float">
            <text:p>16.442608521764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8.5" calcext:value-type="float">
            <text:p>38.5</text:p>
          </table:table-cell>
          <table:table-cell office:value-type="float" office:value="29.7951338308792" calcext:value-type="float">
            <text:p>29.795133830879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3.25" calcext:value-type="float">
            <text:p>43.25</text:p>
          </table:table-cell>
          <table:table-cell office:value-type="float" office:value="22.3685977805196" calcext:value-type="float">
            <text:p>22.3685977805196</text:p>
          </table:table-cell>
          <table:table-cell office:value-type="float" office:value="33.5" calcext:value-type="float">
            <text:p>33.5</text:p>
          </table:table-cell>
          <table:table-cell table:number-columns-repeated="26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06152" calcext:value-type="float">
            <text:p>106152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SZKOŁA PODSTAWOWA "PRIMUS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al. Jana Matejki 16a</text:p>
          </table:table-cell>
          <table:table-cell office:value-type="float" office:value="28" calcext:value-type="float">
            <text:p>28</text:p>
          </table:table-cell>
          <table:table-cell office:value-type="float" office:value="76.9642857142857" calcext:value-type="float">
            <text:p>76.9642857142857</text:p>
          </table:table-cell>
          <table:table-cell office:value-type="float" office:value="15.1574643159664" calcext:value-type="float">
            <text:p>15.157464315966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83.8571428571429" calcext:value-type="float">
            <text:p>83.8571428571429</text:p>
          </table:table-cell>
          <table:table-cell office:value-type="float" office:value="21.9995361732182" calcext:value-type="float">
            <text:p>21.9995361732182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91.1785714285714" calcext:value-type="float">
            <text:p>91.1785714285714</text:p>
          </table:table-cell>
          <table:table-cell office:value-type="float" office:value="13.6173564967355" calcext:value-type="float">
            <text:p>13.617356496735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160" calcext:value-type="float">
            <text:p>13316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ALEZJAŃSKA SZKOŁA PODSTAWOW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Świętokrzyska 45-55</text:p>
          </table:table-cell>
          <table:table-cell office:value-type="float" office:value="24" calcext:value-type="float">
            <text:p>24</text:p>
          </table:table-cell>
          <table:table-cell office:value-type="float" office:value="71.7083333333333" calcext:value-type="float">
            <text:p>71.7083333333333</text:p>
          </table:table-cell>
          <table:table-cell office:value-type="float" office:value="10.3821929550339" calcext:value-type="float">
            <text:p>10.382192955033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63.6666666666667" calcext:value-type="float">
            <text:p>63.6666666666667</text:p>
          </table:table-cell>
          <table:table-cell office:value-type="float" office:value="20.7176789776804" calcext:value-type="float">
            <text:p>20.717678977680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82.88" calcext:value-type="float">
            <text:p>82.88</text:p>
          </table:table-cell>
          <table:table-cell office:value-type="float" office:value="17.3949877838416" calcext:value-type="float">
            <text:p>17.3949877838416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table:number-columns-repeated="2" office:value-type="string" calcext:value-type="string">
            <text:p>Wrocław</text:p>
          </table:table-cell>
          <table:table-cell office:value-type="float" office:value="133906" calcext:value-type="float">
            <text:p>13390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66 IM. ZBIGNIEWA HERBERTA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ul. Edwarda Dembowskiego 39</text:p>
          </table:table-cell>
          <table:table-cell office:value-type="float" office:value="30" calcext:value-type="float">
            <text:p>30</text:p>
          </table:table-cell>
          <table:table-cell office:value-type="float" office:value="77.5333333333333" calcext:value-type="float">
            <text:p>77.5333333333333</text:p>
          </table:table-cell>
          <table:table-cell office:value-type="float" office:value="12.6826215306177" calcext:value-type="float">
            <text:p>12.682621530617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81.2903225806452" calcext:value-type="float">
            <text:p>81.2903225806452</text:p>
          </table:table-cell>
          <table:table-cell office:value-type="float" office:value="22.7045448745501" calcext:value-type="float">
            <text:p>22.7045448745501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89.0294117647059" calcext:value-type="float">
            <text:p>89.0294117647059</text:p>
          </table:table-cell>
          <table:table-cell office:value-type="float" office:value="19.722315360611" calcext:value-type="float">
            <text:p>19.722315360611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BOLESŁAWA KRZYWOUSTEGO W KAMIEŃCU WROCŁAWSKIM</text:p>
          </table:table-cell>
          <table:table-cell office:value-type="string" calcext:value-type="string">
            <text:p>Kamieniec Wrocławski</text:p>
          </table:table-cell>
          <table:table-cell office:value-type="string" calcext:value-type="string">
            <text:p>ul. Kolejowa 8</text:p>
          </table:table-cell>
          <table:table-cell office:value-type="float" office:value="36" calcext:value-type="float">
            <text:p>36</text:p>
          </table:table-cell>
          <table:table-cell office:value-type="float" office:value="64.6666666666667" calcext:value-type="float">
            <text:p>64.6666666666667</text:p>
          </table:table-cell>
          <table:table-cell office:value-type="float" office:value="16.3095064303001" calcext:value-type="float">
            <text:p>16.309506430300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59.6666666666667" calcext:value-type="float">
            <text:p>59.6666666666667</text:p>
          </table:table-cell>
          <table:table-cell office:value-type="float" office:value="24.7722963543283" calcext:value-type="float">
            <text:p>24.772296354328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77.8055555555556" calcext:value-type="float">
            <text:p>77.8055555555556</text:p>
          </table:table-cell>
          <table:table-cell office:value-type="float" office:value="22.8325053918561" calcext:value-type="float">
            <text:p>22.8325053918561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27298" calcext:value-type="float">
            <text:p>272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STULECIA ODZYSKANIA NIEPODLEGŁOŚCI POLSKI W DOBRZYKOWICACH</text:p>
          </table:table-cell>
          <table:table-cell office:value-type="string" calcext:value-type="string">
            <text:p>Dobrzykowice</text:p>
          </table:table-cell>
          <table:table-cell office:value-type="string" calcext:value-type="string">
            <text:p>ul. Sukcesu 2</text:p>
          </table:table-cell>
          <table:table-cell office:value-type="float" office:value="29" calcext:value-type="float">
            <text:p>29</text:p>
          </table:table-cell>
          <table:table-cell office:value-type="float" office:value="70.551724137931" calcext:value-type="float">
            <text:p>70.551724137931</text:p>
          </table:table-cell>
          <table:table-cell office:value-type="float" office:value="13.8603532992154" calcext:value-type="float">
            <text:p>13.8603532992154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69.1034482758621" calcext:value-type="float">
            <text:p>69.1034482758621</text:p>
          </table:table-cell>
          <table:table-cell office:value-type="float" office:value="26.6553285448432" calcext:value-type="float">
            <text:p>26.6553285448432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82.2068965517241" calcext:value-type="float">
            <text:p>82.2068965517241</text:p>
          </table:table-cell>
          <table:table-cell office:value-type="float" office:value="22.8901112670272" calcext:value-type="float">
            <text:p>22.890111267027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38809" calcext:value-type="float">
            <text:p>3880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PAPIEŻA JANA PAWŁA II W CZERNICY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ul. św. Brata Alberta Adama Chmielowskiego 9</text:p>
          </table:table-cell>
          <table:table-cell office:value-type="float" office:value="29" calcext:value-type="float">
            <text:p>29</text:p>
          </table:table-cell>
          <table:table-cell office:value-type="float" office:value="62.6206896551724" calcext:value-type="float">
            <text:p>62.6206896551724</text:p>
          </table:table-cell>
          <table:table-cell office:value-type="float" office:value="20.0712760845519" calcext:value-type="float">
            <text:p>20.0712760845519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5.5862068965517" calcext:value-type="float">
            <text:p>55.5862068965517</text:p>
          </table:table-cell>
          <table:table-cell office:value-type="float" office:value="29.1931938706779" calcext:value-type="float">
            <text:p>29.193193870677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71.6206896551724" calcext:value-type="float">
            <text:p>71.6206896551724</text:p>
          </table:table-cell>
          <table:table-cell office:value-type="float" office:value="27.9697050310577" calcext:value-type="float">
            <text:p>27.9697050310577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27327" calcext:value-type="float">
            <text:p>2732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USZA KORCZAKA W RATOWICACH</text:p>
          </table:table-cell>
          <table:table-cell office:value-type="string" calcext:value-type="string">
            <text:p>Ratowice</text:p>
          </table:table-cell>
          <table:table-cell office:value-type="string" calcext:value-type="string">
            <text:p>ul. Wrocławska 36</text:p>
          </table:table-cell>
          <table:table-cell office:value-type="float" office:value="12" calcext:value-type="float">
            <text:p>12</text:p>
          </table:table-cell>
          <table:table-cell office:value-type="float" office:value="60.0833333333333" calcext:value-type="float">
            <text:p>60.0833333333333</text:p>
          </table:table-cell>
          <table:table-cell office:value-type="float" office:value="20.1802640110469" calcext:value-type="float">
            <text:p>20.180264011046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4.9332442066143" calcext:value-type="float">
            <text:p>24.933244206614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9.8333333333333" calcext:value-type="float">
            <text:p>89.8333333333333</text:p>
          </table:table-cell>
          <table:table-cell office:value-type="float" office:value="17.0187804759592" calcext:value-type="float">
            <text:p>17.018780475959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Czernica</text:p>
          </table:table-cell>
          <table:table-cell office:value-type="float" office:value="104484" calcext:value-type="float">
            <text:p>10448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PIASTÓW ŚLĄSKICH W CHRZĄSTAWIE WIELKIEJ</text:p>
          </table:table-cell>
          <table:table-cell office:value-type="string" calcext:value-type="string">
            <text:p>Chrząstawa Wielka</text:p>
          </table:table-cell>
          <table:table-cell office:value-type="string" calcext:value-type="string">
            <text:p>ul. Wrocławska 19</text:p>
          </table:table-cell>
          <table:table-cell office:value-type="float" office:value="18" calcext:value-type="float">
            <text:p>18</text:p>
          </table:table-cell>
          <table:table-cell office:value-type="float" office:value="62.8888888888889" calcext:value-type="float">
            <text:p>62.8888888888889</text:p>
          </table:table-cell>
          <table:table-cell office:value-type="float" office:value="14.1220430096156" calcext:value-type="float">
            <text:p>14.1220430096156</text:p>
          </table:table-cell>
          <table:table-cell office:value-type="float" office:value="65.5" calcext:value-type="float">
            <text:p>65.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4.6666666666667" calcext:value-type="float">
            <text:p>54.6666666666667</text:p>
          </table:table-cell>
          <table:table-cell office:value-type="float" office:value="26.8989880024427" calcext:value-type="float">
            <text:p>26.898988002442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68.2941176470588" calcext:value-type="float">
            <text:p>68.2941176470588</text:p>
          </table:table-cell>
          <table:table-cell office:value-type="float" office:value="31.8022653759914" calcext:value-type="float">
            <text:p>31.802265375991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ODKRYWCÓW I PODRÓŻNIKÓW W BOROWEJ</text:p>
          </table:table-cell>
          <table:table-cell office:value-type="string" calcext:value-type="string">
            <text:p>Borowa</text:p>
          </table:table-cell>
          <table:table-cell office:value-type="string" calcext:value-type="string">
            <text:p>ul. Parkowa 2</text:p>
          </table:table-cell>
          <table:table-cell office:value-type="float" office:value="16" calcext:value-type="float">
            <text:p>16</text:p>
          </table:table-cell>
          <table:table-cell office:value-type="float" office:value="64.125" calcext:value-type="float">
            <text:p>64.125</text:p>
          </table:table-cell>
          <table:table-cell office:value-type="float" office:value="16.5637971190183" calcext:value-type="float">
            <text:p>16.5637971190183</text:p>
          </table:table-cell>
          <table:table-cell office:value-type="float" office:value="64.5" calcext:value-type="float">
            <text:p>64.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3.5" calcext:value-type="float">
            <text:p>63.5</text:p>
          </table:table-cell>
          <table:table-cell office:value-type="float" office:value="29.7615523788663" calcext:value-type="float">
            <text:p>29.7615523788663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30.1485212462126" calcext:value-type="float">
            <text:p>30.1485212462126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7468" calcext:value-type="float">
            <text:p>746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A PAWŁA II W DŁUGOŁĘCE</text:p>
          </table:table-cell>
          <table:table-cell office:value-type="string" calcext:value-type="string">
            <text:p>Długołęka</text:p>
          </table:table-cell>
          <table:table-cell office:value-type="string" calcext:value-type="string">
            <text:p>ul. Szkolna 40</text:p>
          </table:table-cell>
          <table:table-cell office:value-type="float" office:value="37" calcext:value-type="float">
            <text:p>37</text:p>
          </table:table-cell>
          <table:table-cell office:value-type="float" office:value="61.972972972973" calcext:value-type="float">
            <text:p>61.972972972973</text:p>
          </table:table-cell>
          <table:table-cell office:value-type="float" office:value="21.0231358867506" calcext:value-type="float">
            <text:p>21.023135886750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57.0810810810811" calcext:value-type="float">
            <text:p>57.0810810810811</text:p>
          </table:table-cell>
          <table:table-cell office:value-type="float" office:value="24.7215611970695" calcext:value-type="float">
            <text:p>24.7215611970695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69.2162162162162" calcext:value-type="float">
            <text:p>69.2162162162162</text:p>
          </table:table-cell>
          <table:table-cell office:value-type="float" office:value="29.7867512133355" calcext:value-type="float">
            <text:p>29.7867512133355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5144" calcext:value-type="float">
            <text:p>51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WANDY CHOTOMSKIEJ W KIEŁCZOWIE</text:p>
          </table:table-cell>
          <table:table-cell office:value-type="string" calcext:value-type="string">
            <text:p>Kiełczów</text:p>
          </table:table-cell>
          <table:table-cell office:value-type="string" calcext:value-type="string">
            <text:p>ul. Szkolna 3</text:p>
          </table:table-cell>
          <table:table-cell office:value-type="float" office:value="77" calcext:value-type="float">
            <text:p>77</text:p>
          </table:table-cell>
          <table:table-cell office:value-type="float" office:value="68.1428571428571" calcext:value-type="float">
            <text:p>68.1428571428571</text:p>
          </table:table-cell>
          <table:table-cell office:value-type="float" office:value="13.7081967002155" calcext:value-type="float">
            <text:p>13.708196700215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0.5454545454546" calcext:value-type="float">
            <text:p>70.5454545454546</text:p>
          </table:table-cell>
          <table:table-cell office:value-type="float" office:value="23.4828179543917" calcext:value-type="float">
            <text:p>23.4828179543917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4.8701298701299" calcext:value-type="float">
            <text:p>84.8701298701299</text:p>
          </table:table-cell>
          <table:table-cell office:value-type="float" office:value="21.1017021836644" calcext:value-type="float">
            <text:p>21.101702183664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7471" calcext:value-type="float">
            <text:p>747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KAWALERÓW ORDERU UŚMIECHU W MIRKOWIE</text:p>
          </table:table-cell>
          <table:table-cell office:value-type="string" calcext:value-type="string">
            <text:p>Mirków</text:p>
          </table:table-cell>
          <table:table-cell office:value-type="string" calcext:value-type="string">
            <text:p>ul. Juliusza Słowackiego 17</text:p>
          </table:table-cell>
          <table:table-cell office:value-type="float" office:value="22" calcext:value-type="float">
            <text:p>22</text:p>
          </table:table-cell>
          <table:table-cell office:value-type="float" office:value="62.7272727272727" calcext:value-type="float">
            <text:p>62.7272727272727</text:p>
          </table:table-cell>
          <table:table-cell office:value-type="float" office:value="12.9691305455469" calcext:value-type="float">
            <text:p>12.969130545546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5.0909090909091" calcext:value-type="float">
            <text:p>65.0909090909091</text:p>
          </table:table-cell>
          <table:table-cell office:value-type="float" office:value="22.3096169457134" calcext:value-type="float">
            <text:p>22.309616945713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85.2608695652174" calcext:value-type="float">
            <text:p>85.2608695652174</text:p>
          </table:table-cell>
          <table:table-cell office:value-type="float" office:value="19.2471734600273" calcext:value-type="float">
            <text:p>19.247173460027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POLSKIEJ NIEZAPOMINAJKI W SZCZODREM</text:p>
          </table:table-cell>
          <table:table-cell office:value-type="string" calcext:value-type="string">
            <text:p>Szczodre</text:p>
          </table:table-cell>
          <table:table-cell office:value-type="string" calcext:value-type="string">
            <text:p>ul. Trzebnicka 42</text:p>
          </table:table-cell>
          <table:table-cell office:value-type="float" office:value="6" calcext:value-type="float">
            <text:p>6</text:p>
          </table:table-cell>
          <table:table-cell office:value-type="float" office:value="61.3333333333333" calcext:value-type="float">
            <text:p>61.3333333333333</text:p>
          </table:table-cell>
          <table:table-cell office:value-type="float" office:value="20.6693546639033" calcext:value-type="float">
            <text:p>20.669354663903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0.0997512422418" calcext:value-type="float">
            <text:p>20.099751242241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.3333333333333" calcext:value-type="float">
            <text:p>70.3333333333333</text:p>
          </table:table-cell>
          <table:table-cell office:value-type="float" office:value="37.5529256146871" calcext:value-type="float">
            <text:p>37.5529256146871</text:p>
          </table:table-cell>
          <table:table-cell office:value-type="float" office:value="94.5" calcext:value-type="float">
            <text:p>94.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110464" calcext:value-type="float">
            <text:p>11046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NOBLISTÓW POLSKICH W BRZEZIEJ ŁĄCE</text:p>
          </table:table-cell>
          <table:table-cell office:value-type="string" calcext:value-type="string">
            <text:p>Brzezia Łąka</text:p>
          </table:table-cell>
          <table:table-cell office:value-type="string" calcext:value-type="string">
            <text:p>ul. Szkolna 10</text:p>
          </table:table-cell>
          <table:table-cell office:value-type="float" office:value="13" calcext:value-type="float">
            <text:p>13</text:p>
          </table:table-cell>
          <table:table-cell office:value-type="float" office:value="58.6923076923077" calcext:value-type="float">
            <text:p>58.6923076923077</text:p>
          </table:table-cell>
          <table:table-cell office:value-type="float" office:value="16.2971664143217" calcext:value-type="float">
            <text:p>16.2971664143217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3.5384615384615" calcext:value-type="float">
            <text:p>53.5384615384615</text:p>
          </table:table-cell>
          <table:table-cell office:value-type="float" office:value="27.7367165285832" calcext:value-type="float">
            <text:p>27.7367165285832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27.2330477341206" calcext:value-type="float">
            <text:p>27.2330477341206</text:p>
          </table:table-cell>
          <table:table-cell office:value-type="float" office:value="77.5" calcext:value-type="float">
            <text:p>77.5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10226" calcext:value-type="float">
            <text:p>1022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KAZIMIERZA GÓRSKIEGO W ŁOZINIE</text:p>
          </table:table-cell>
          <table:table-cell office:value-type="string" calcext:value-type="string">
            <text:p>Łozina</text:p>
          </table:table-cell>
          <table:table-cell office:value-type="string" calcext:value-type="string">
            <text:p>ul. Milicka 10</text:p>
          </table:table-cell>
          <table:table-cell office:value-type="float" office:value="15" calcext:value-type="float">
            <text:p>15</text:p>
          </table:table-cell>
          <table:table-cell office:value-type="float" office:value="60.2666666666667" calcext:value-type="float">
            <text:p>60.2666666666667</text:p>
          </table:table-cell>
          <table:table-cell office:value-type="float" office:value="19.6755911954098" calcext:value-type="float">
            <text:p>19.6755911954098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53.6" calcext:value-type="float">
            <text:p>53.6</text:p>
          </table:table-cell>
          <table:table-cell office:value-type="float" office:value="28.5021636605598" calcext:value-type="float">
            <text:p>28.5021636605598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7.3125" calcext:value-type="float">
            <text:p>67.3125</text:p>
          </table:table-cell>
          <table:table-cell office:value-type="float" office:value="27.3123569790306" calcext:value-type="float">
            <text:p>27.3123569790306</text:p>
          </table:table-cell>
          <table:table-cell office:value-type="float" office:value="74.5" calcext:value-type="float">
            <text:p>74.5</text:p>
          </table:table-cell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Długołęka</text:p>
          </table:table-cell>
          <table:table-cell office:value-type="float" office:value="11874" calcext:value-type="float">
            <text:p>1187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KS. JANA TWARDOWSKIEGO W SIEDLCU</text:p>
          </table:table-cell>
          <table:table-cell office:value-type="string" calcext:value-type="string">
            <text:p>Siedlec</text:p>
          </table:table-cell>
          <table:table-cell office:value-type="string" calcext:value-type="string">
            <text:p>ul. Wrocławska 22</text:p>
          </table:table-cell>
          <table:table-cell office:value-type="float" office:value="20" calcext:value-type="float">
            <text:p>20</text:p>
          </table:table-cell>
          <table:table-cell office:value-type="float" office:value="59.05" calcext:value-type="float">
            <text:p>59.05</text:p>
          </table:table-cell>
          <table:table-cell office:value-type="float" office:value="14.7630450788447" calcext:value-type="float">
            <text:p>14.763045078844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3.8" calcext:value-type="float">
            <text:p>53.8</text:p>
          </table:table-cell>
          <table:table-cell office:value-type="float" office:value="27.5818781086423" calcext:value-type="float">
            <text:p>27.5818781086423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63.95" calcext:value-type="float">
            <text:p>63.95</text:p>
          </table:table-cell>
          <table:table-cell office:value-type="float" office:value="27.284565233846" calcext:value-type="float">
            <text:p>27.284565233846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Jordanów Śląski</text:p>
          </table:table-cell>
          <table:table-cell office:value-type="float" office:value="84009" calcext:value-type="float">
            <text:p>8400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UBLICZNA SZKOŁA PODSTAWOWA IMIENIA MARII KONOPNICKIEJ W JORDANOWIE ŚLĄSKIM</text:p>
          </table:table-cell>
          <table:table-cell office:value-type="string" calcext:value-type="string">
            <text:p>Jordanów Śląski</text:p>
          </table:table-cell>
          <table:table-cell office:value-type="string" calcext:value-type="string">
            <text:p>ul. Wrocławska 55</text:p>
          </table:table-cell>
          <table:table-cell office:value-type="float" office:value="23" calcext:value-type="float">
            <text:p>23</text:p>
          </table:table-cell>
          <table:table-cell office:value-type="float" office:value="57.5217391304348" calcext:value-type="float">
            <text:p>57.5217391304348</text:p>
          </table:table-cell>
          <table:table-cell office:value-type="float" office:value="17.4552086787556" calcext:value-type="float">
            <text:p>17.4552086787556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9.4782608695652" calcext:value-type="float">
            <text:p>59.4782608695652</text:p>
          </table:table-cell>
          <table:table-cell office:value-type="float" office:value="25.7156179329037" calcext:value-type="float">
            <text:p>25.715617932903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66.5217391304348" calcext:value-type="float">
            <text:p>66.5217391304348</text:p>
          </table:table-cell>
          <table:table-cell office:value-type="float" office:value="28.1407480590558" calcext:value-type="float">
            <text:p>28.1407480590558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51293" calcext:value-type="float">
            <text:p>5129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PUSTKOWIE WILCZKOWSKIM</text:p>
          </table:table-cell>
          <table:table-cell office:value-type="string" calcext:value-type="string">
            <text:p>Pustków Wilczkowski</text:p>
          </table:table-cell>
          <table:table-cell office:value-type="string" calcext:value-type="string">
            <text:p>ul. Kłodzka 2</text:p>
          </table:table-cell>
          <table:table-cell office:value-type="float" office:value="10" calcext:value-type="float">
            <text:p>10</text:p>
          </table:table-cell>
          <table:table-cell office:value-type="float" office:value="57.9" calcext:value-type="float">
            <text:p>57.9</text:p>
          </table:table-cell>
          <table:table-cell office:value-type="float" office:value="10.0344406919369" calcext:value-type="float">
            <text:p>10.0344406919369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6.8" calcext:value-type="float">
            <text:p>46.8</text:p>
          </table:table-cell>
          <table:table-cell office:value-type="float" office:value="25.6780061531265" calcext:value-type="float">
            <text:p>25.678006153126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6.1" calcext:value-type="float">
            <text:p>56.1</text:p>
          </table:table-cell>
          <table:table-cell office:value-type="float" office:value="29.3" calcext:value-type="float">
            <text:p>29.3</text:p>
          </table:table-cell>
          <table:table-cell office:value-type="float" office:value="50" calcext:value-type="float">
            <text:p>5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70078" calcext:value-type="float">
            <text:p>700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ROMUALDA TRAUGUTTA W PUSTKOWIE ŻURAWSKIM</text:p>
          </table:table-cell>
          <table:table-cell office:value-type="string" calcext:value-type="string">
            <text:p>Pustków Żurawski</text:p>
          </table:table-cell>
          <table:table-cell office:value-type="string" calcext:value-type="string">
            <text:p>ul. Kolejowa 46</text:p>
          </table:table-cell>
          <table:table-cell office:value-type="float" office:value="13" calcext:value-type="float">
            <text:p>13</text:p>
          </table:table-cell>
          <table:table-cell office:value-type="float" office:value="54.2307692307692" calcext:value-type="float">
            <text:p>54.2307692307692</text:p>
          </table:table-cell>
          <table:table-cell office:value-type="float" office:value="23.7459432848057" calcext:value-type="float">
            <text:p>23.745943284805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45.8461538461539" calcext:value-type="float">
            <text:p>45.8461538461539</text:p>
          </table:table-cell>
          <table:table-cell office:value-type="float" office:value="33.156612413598" calcext:value-type="float">
            <text:p>33.15661241359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5.4615384615385" calcext:value-type="float">
            <text:p>55.4615384615385</text:p>
          </table:table-cell>
          <table:table-cell office:value-type="float" office:value="29.0082624426357" calcext:value-type="float">
            <text:p>29.008262442635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49969" calcext:value-type="float">
            <text:p>499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TYŃCU MAŁYM</text:p>
          </table:table-cell>
          <table:table-cell office:value-type="string" calcext:value-type="string">
            <text:p>Tyniec Mały</text:p>
          </table:table-cell>
          <table:table-cell office:value-type="string" calcext:value-type="string">
            <text:p>ul. Szkolna 2</text:p>
          </table:table-cell>
          <table:table-cell office:value-type="float" office:value="27" calcext:value-type="float">
            <text:p>27</text:p>
          </table:table-cell>
          <table:table-cell office:value-type="float" office:value="74.4444444444444" calcext:value-type="float">
            <text:p>74.4444444444444</text:p>
          </table:table-cell>
          <table:table-cell office:value-type="float" office:value="14.1691718917785" calcext:value-type="float">
            <text:p>14.169171891778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31.1364975789102" calcext:value-type="float">
            <text:p>31.136497578910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83.1481481481482" calcext:value-type="float">
            <text:p>83.1481481481482</text:p>
          </table:table-cell>
          <table:table-cell office:value-type="float" office:value="21.5762278371766" calcext:value-type="float">
            <text:p>21.5762278371766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70088" calcext:value-type="float">
            <text:p>7008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POLSKICH ODKRYWCÓW I PODRÓŻNIKÓW W KOBIERZYCACH</text:p>
          </table:table-cell>
          <table:table-cell office:value-type="string" calcext:value-type="string">
            <text:p>Kobierzyce</text:p>
          </table:table-cell>
          <table:table-cell office:value-type="string" calcext:value-type="string">
            <text:p>ul. Parkowa 7</text:p>
          </table:table-cell>
          <table:table-cell office:value-type="float" office:value="21" calcext:value-type="float">
            <text:p>21</text:p>
          </table:table-cell>
          <table:table-cell office:value-type="float" office:value="67.2857142857143" calcext:value-type="float">
            <text:p>67.2857142857143</text:p>
          </table:table-cell>
          <table:table-cell office:value-type="float" office:value="12.7695428457637" calcext:value-type="float">
            <text:p>12.769542845763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9.2380952380952" calcext:value-type="float">
            <text:p>59.2380952380952</text:p>
          </table:table-cell>
          <table:table-cell office:value-type="float" office:value="26.3491298526333" calcext:value-type="float">
            <text:p>26.349129852633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4.8495472795784" calcext:value-type="float">
            <text:p>24.8495472795784</text:p>
          </table:table-cell>
          <table:table-cell office:value-type="float" office:value="84.5" calcext:value-type="float">
            <text:p>84.5</text:p>
          </table:table-cell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130807" calcext:value-type="float">
            <text:p>13080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USZA KORCZAKA W WYSOKIEJ</text:p>
          </table:table-cell>
          <table:table-cell office:value-type="string" calcext:value-type="string">
            <text:p>Wysoka</text:p>
          </table:table-cell>
          <table:table-cell office:value-type="string" calcext:value-type="string">
            <text:p>ul. Chabrowa 99</text:p>
          </table:table-cell>
          <table:table-cell office:value-type="float" office:value="56" calcext:value-type="float">
            <text:p>56</text:p>
          </table:table-cell>
          <table:table-cell office:value-type="float" office:value="69.8035714285714" calcext:value-type="float">
            <text:p>69.8035714285714</text:p>
          </table:table-cell>
          <table:table-cell office:value-type="float" office:value="15.1072589492331" calcext:value-type="float">
            <text:p>15.1072589492331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6.6428571428571" calcext:value-type="float">
            <text:p>66.6428571428571</text:p>
          </table:table-cell>
          <table:table-cell office:value-type="float" office:value="26.8357627666013" calcext:value-type="float">
            <text:p>26.8357627666013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80.1739130434783" calcext:value-type="float">
            <text:p>80.1739130434783</text:p>
          </table:table-cell>
          <table:table-cell office:value-type="float" office:value="22.9548747762308" calcext:value-type="float">
            <text:p>22.9548747762308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31699" calcext:value-type="float">
            <text:p>3169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SPECJALNA W WIERZBICACH</text:p>
          </table:table-cell>
          <table:table-cell office:value-type="string" calcext:value-type="string">
            <text:p>Wierzbice</text:p>
          </table:table-cell>
          <table:table-cell office:value-type="string" calcext:value-type="string">
            <text:p>ul. Lipowa 4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83769" calcext:value-type="float">
            <text:p>8376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UNICEF W BIELANACH WROCŁAWSKICH</text:p>
          </table:table-cell>
          <table:table-cell office:value-type="string" calcext:value-type="string">
            <text:p>Bielany Wrocławskie</text:p>
          </table:table-cell>
          <table:table-cell office:value-type="string" calcext:value-type="string">
            <text:p>ul. Akacjowa 1</text:p>
          </table:table-cell>
          <table:table-cell office:value-type="float" office:value="35" calcext:value-type="float">
            <text:p>35</text:p>
          </table:table-cell>
          <table:table-cell office:value-type="float" office:value="82.0571428571429" calcext:value-type="float">
            <text:p>82.0571428571429</text:p>
          </table:table-cell>
          <table:table-cell office:value-type="float" office:value="11.0270909443007" calcext:value-type="float">
            <text:p>11.0270909443007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81.2571428571429" calcext:value-type="float">
            <text:p>81.2571428571429</text:p>
          </table:table-cell>
          <table:table-cell office:value-type="float" office:value="17.2847461358156" calcext:value-type="float">
            <text:p>17.2847461358156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1.8" calcext:value-type="float">
            <text:p>91.8</text:p>
          </table:table-cell>
          <table:table-cell office:value-type="float" office:value="11.2765242872084" calcext:value-type="float">
            <text:p>11.276524287208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obierzyce</text:p>
          </table:table-cell>
          <table:table-cell office:value-type="float" office:value="278660" calcext:value-type="float">
            <text:p>27866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MONTESSORI DCEM</text:p>
          </table:table-cell>
          <table:table-cell office:value-type="string" calcext:value-type="string">
            <text:p>Bielany Wrocławskie</text:p>
          </table:table-cell>
          <table:table-cell office:value-type="string" calcext:value-type="string">
            <text:p>ul. Śnieżna 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30445" calcext:value-type="float">
            <text:p>3044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 IM.KARDYNAŁA BOLESŁAWA KOMINKA W KĄTACH WROCŁAWSKICH</text:p>
          </table:table-cell>
          <table:table-cell office:value-type="string" calcext:value-type="string">
            <text:p>Kąty Wrocławskie</text:p>
          </table:table-cell>
          <table:table-cell office:value-type="string" calcext:value-type="string">
            <text:p>ul. 1 Maja 59</text:p>
          </table:table-cell>
          <table:table-cell office:value-type="float" office:value="34" calcext:value-type="float">
            <text:p>34</text:p>
          </table:table-cell>
          <table:table-cell office:value-type="float" office:value="68.0588235294118" calcext:value-type="float">
            <text:p>68.0588235294118</text:p>
          </table:table-cell>
          <table:table-cell office:value-type="float" office:value="18.3446436748467" calcext:value-type="float">
            <text:p>18.3446436748467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60.1176470588235" calcext:value-type="float">
            <text:p>60.1176470588235</text:p>
          </table:table-cell>
          <table:table-cell office:value-type="float" office:value="28.1589654575614" calcext:value-type="float">
            <text:p>28.1589654575614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6.7941176470588" calcext:value-type="float">
            <text:p>76.7941176470588</text:p>
          </table:table-cell>
          <table:table-cell office:value-type="float" office:value="25.7119558042611" calcext:value-type="float">
            <text:p>25.7119558042611</text:p>
          </table:table-cell>
          <table:table-cell office:value-type="float" office:value="86.5" calcext:value-type="float">
            <text:p>86.5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58" calcext:value-type="float">
            <text:p>4285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 IM. JANUSZA KORCZAKA W KĄTACH WROCŁAWSKICH</text:p>
          </table:table-cell>
          <table:table-cell office:value-type="string" calcext:value-type="string">
            <text:p>Kąty Wrocławskie</text:p>
          </table:table-cell>
          <table:table-cell office:value-type="string" calcext:value-type="string">
            <text:p>ul. Brzozowa 6</text:p>
          </table:table-cell>
          <table:table-cell office:value-type="float" office:value="13" calcext:value-type="float">
            <text:p>13</text:p>
          </table:table-cell>
          <table:table-cell office:value-type="float" office:value="51.0769230769231" calcext:value-type="float">
            <text:p>51.0769230769231</text:p>
          </table:table-cell>
          <table:table-cell office:value-type="float" office:value="15.8912725852494" calcext:value-type="float">
            <text:p>15.8912725852494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8.9230769230769" calcext:value-type="float">
            <text:p>48.9230769230769</text:p>
          </table:table-cell>
          <table:table-cell office:value-type="float" office:value="26.2604163610485" calcext:value-type="float">
            <text:p>26.260416361048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27.738272561677" calcext:value-type="float">
            <text:p>27.73827256167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59" calcext:value-type="float">
            <text:p>4285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GNIECHOWICACH</text:p>
          </table:table-cell>
          <table:table-cell office:value-type="string" calcext:value-type="string">
            <text:p>Gniechowice</text:p>
          </table:table-cell>
          <table:table-cell office:value-type="string" calcext:value-type="string">
            <text:p>ul. Szkolna 4</text:p>
          </table:table-cell>
          <table:table-cell office:value-type="float" office:value="13" calcext:value-type="float">
            <text:p>13</text:p>
          </table:table-cell>
          <table:table-cell office:value-type="float" office:value="52.2307692307692" calcext:value-type="float">
            <text:p>52.2307692307692</text:p>
          </table:table-cell>
          <table:table-cell office:value-type="float" office:value="17.2008669108626" calcext:value-type="float">
            <text:p>17.200866910862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5.6923076923077" calcext:value-type="float">
            <text:p>35.6923076923077</text:p>
          </table:table-cell>
          <table:table-cell office:value-type="float" office:value="27.5552162181392" calcext:value-type="float">
            <text:p>27.55521621813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0.8333333333333" calcext:value-type="float">
            <text:p>50.8333333333333</text:p>
          </table:table-cell>
          <table:table-cell office:value-type="float" office:value="32.7155246871505" calcext:value-type="float">
            <text:p>32.715524687150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60" calcext:value-type="float">
            <text:p>4286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MAŁKOWICACH</text:p>
          </table:table-cell>
          <table:table-cell office:value-type="string" calcext:value-type="string">
            <text:p>Małkowice</text:p>
          </table:table-cell>
          <table:table-cell office:value-type="string" calcext:value-type="string">
            <text:p>ul. Szkolna 3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0.0623058987491" calcext:value-type="float">
            <text:p>10.062305898749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65.5" calcext:value-type="float">
            <text:p>65.5</text:p>
          </table:table-cell>
          <table:table-cell office:value-type="float" office:value="17.3132896931808" calcext:value-type="float">
            <text:p>17.313289693180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8.875" calcext:value-type="float">
            <text:p>68.875</text:p>
          </table:table-cell>
          <table:table-cell office:value-type="float" office:value="20.6726721785066" calcext:value-type="float">
            <text:p>20.672672178506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9980" calcext:value-type="float">
            <text:p>4998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SMOLCU</text:p>
          </table:table-cell>
          <table:table-cell office:value-type="string" calcext:value-type="string">
            <text:p>Smolec</text:p>
          </table:table-cell>
          <table:table-cell office:value-type="string" calcext:value-type="string">
            <text:p>ul. Kościelna 2</text:p>
          </table:table-cell>
          <table:table-cell office:value-type="float" office:value="55" calcext:value-type="float">
            <text:p>55</text:p>
          </table:table-cell>
          <table:table-cell office:value-type="float" office:value="65.4545454545455" calcext:value-type="float">
            <text:p>65.4545454545455</text:p>
          </table:table-cell>
          <table:table-cell office:value-type="float" office:value="18.8831990566104" calcext:value-type="float">
            <text:p>18.883199056610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9.4909090909091" calcext:value-type="float">
            <text:p>59.4909090909091</text:p>
          </table:table-cell>
          <table:table-cell office:value-type="float" office:value="29.6211673253943" calcext:value-type="float">
            <text:p>29.6211673253943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8.9333333333333" calcext:value-type="float">
            <text:p>78.9333333333333</text:p>
          </table:table-cell>
          <table:table-cell office:value-type="float" office:value="23.4669034078967" calcext:value-type="float">
            <text:p>23.4669034078967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2861" calcext:value-type="float">
            <text:p>42861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SADKOWIE</text:p>
          </table:table-cell>
          <table:table-cell office:value-type="string" calcext:value-type="string">
            <text:p>Sadków</text:p>
          </table:table-cell>
          <table:table-cell office:value-type="string" calcext:value-type="string">
            <text:p>ul. Szkolna 9</text:p>
          </table:table-cell>
          <table:table-cell office:value-type="float" office:value="14" calcext:value-type="float">
            <text:p>14</text:p>
          </table:table-cell>
          <table:table-cell office:value-type="float" office:value="69.7142857142857" calcext:value-type="float">
            <text:p>69.7142857142857</text:p>
          </table:table-cell>
          <table:table-cell office:value-type="float" office:value="13.2094585777907" calcext:value-type="float">
            <text:p>13.2094585777907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0.3785638708801" calcext:value-type="float">
            <text:p>30.378563870880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8.8666666666667" calcext:value-type="float">
            <text:p>78.8666666666667</text:p>
          </table:table-cell>
          <table:table-cell office:value-type="float" office:value="19.5648210373165" calcext:value-type="float">
            <text:p>19.5648210373165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Kąty Wrocławskie</text:p>
          </table:table-cell>
          <table:table-cell office:value-type="float" office:value="44625" calcext:value-type="float">
            <text:p>4462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W ZACHOWICACH STOWARZYSZENIE NA RZECZ ROZWOJU WSI ZACHOWICE I OKOLIC</text:p>
          </table:table-cell>
          <table:table-cell office:value-type="string" calcext:value-type="string">
            <text:p>Zachowice</text:p>
          </table:table-cell>
          <table:table-cell office:value-type="string" calcext:value-type="string">
            <text:p>ul. Słoneczna 4</text:p>
          </table:table-cell>
          <table:table-cell office:value-type="float" office:value="12" calcext:value-type="float">
            <text:p>12</text:p>
          </table:table-cell>
          <table:table-cell office:value-type="float" office:value="49.6666666666667" calcext:value-type="float">
            <text:p>49.6666666666667</text:p>
          </table:table-cell>
          <table:table-cell office:value-type="float" office:value="25.859664000567" calcext:value-type="float">
            <text:p>25.85966400056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8.3333333333333" calcext:value-type="float">
            <text:p>38.3333333333333</text:p>
          </table:table-cell>
          <table:table-cell office:value-type="float" office:value="28.021816897236" calcext:value-type="float">
            <text:p>28.0218168972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3.9166666666667" calcext:value-type="float">
            <text:p>73.9166666666667</text:p>
          </table:table-cell>
          <table:table-cell office:value-type="float" office:value="26.2788201578551" calcext:value-type="float">
            <text:p>26.2788201578551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Mietków</text:p>
          </table:table-cell>
          <table:table-cell office:value-type="float" office:value="84698" calcext:value-type="float">
            <text:p>8469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OJCA ŚWIĘTEGO JANA PAWAŁA II W MIETKOWIE</text:p>
          </table:table-cell>
          <table:table-cell office:value-type="string" calcext:value-type="string">
            <text:p>Mietków</text:p>
          </table:table-cell>
          <table:table-cell office:value-type="string" calcext:value-type="string">
            <text:p>ul. Kolejowa 28C</text:p>
          </table:table-cell>
          <table:table-cell office:value-type="float" office:value="13" calcext:value-type="float">
            <text:p>13</text:p>
          </table:table-cell>
          <table:table-cell office:value-type="float" office:value="59.3076923076923" calcext:value-type="float">
            <text:p>59.3076923076923</text:p>
          </table:table-cell>
          <table:table-cell office:value-type="float" office:value="14.9942789878961" calcext:value-type="float">
            <text:p>14.994278987896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5.2307692307692" calcext:value-type="float">
            <text:p>45.2307692307692</text:p>
          </table:table-cell>
          <table:table-cell office:value-type="float" office:value="29.1155624422981" calcext:value-type="float">
            <text:p>29.115562442298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61.3846153846154" calcext:value-type="float">
            <text:p>61.3846153846154</text:p>
          </table:table-cell>
          <table:table-cell office:value-type="float" office:value="30.7684615288459" calcext:value-type="float">
            <text:p>30.7684615288459</text:p>
          </table:table-cell>
          <table:table-cell office:value-type="float" office:value="71" calcext:value-type="float">
            <text:p>71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833" calcext:value-type="float">
            <text:p>8483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 IM. MIKOŁAJA KOPERNIKA W SIECHNICACH</text:p>
          </table:table-cell>
          <table:table-cell office:value-type="string" calcext:value-type="string">
            <text:p>Siechnice</text:p>
          </table:table-cell>
          <table:table-cell office:value-type="string" calcext:value-type="string">
            <text:p>ul. Szkolna 4</text:p>
          </table:table-cell>
          <table:table-cell office:value-type="float" office:value="27" calcext:value-type="float">
            <text:p>27</text:p>
          </table:table-cell>
          <table:table-cell office:value-type="float" office:value="65.7037037037037" calcext:value-type="float">
            <text:p>65.7037037037037</text:p>
          </table:table-cell>
          <table:table-cell office:value-type="float" office:value="11.3783902227141" calcext:value-type="float">
            <text:p>11.378390222714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56.7407407407407" calcext:value-type="float">
            <text:p>56.7407407407407</text:p>
          </table:table-cell>
          <table:table-cell office:value-type="float" office:value="25.0637595722539" calcext:value-type="float">
            <text:p>25.063759572253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71.6129032258065" calcext:value-type="float">
            <text:p>71.6129032258065</text:p>
          </table:table-cell>
          <table:table-cell office:value-type="float" office:value="27.0777583045031" calcext:value-type="float">
            <text:p>27.077758304503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880" calcext:value-type="float">
            <text:p>8488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UBLICZNA SZKOŁA PODSTAWOWA W ŚWIĘTEJ KATARZYNIE IM. STEFANA KARDYNAŁA WYSZYŃSKIEGO PRYMASA TYSIĄCLECIA</text:p>
          </table:table-cell>
          <table:table-cell office:value-type="string" calcext:value-type="string">
            <text:p>Święta Katarzyna</text:p>
          </table:table-cell>
          <table:table-cell office:value-type="string" calcext:value-type="string">
            <text:p>ul. Główna 94</text:p>
          </table:table-cell>
          <table:table-cell office:value-type="float" office:value="24" calcext:value-type="float">
            <text:p>24</text:p>
          </table:table-cell>
          <table:table-cell office:value-type="float" office:value="70.0833333333333" calcext:value-type="float">
            <text:p>70.0833333333333</text:p>
          </table:table-cell>
          <table:table-cell office:value-type="float" office:value="14.9636132742805" calcext:value-type="float">
            <text:p>14.9636132742805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70.3333333333333" calcext:value-type="float">
            <text:p>70.3333333333333</text:p>
          </table:table-cell>
          <table:table-cell office:value-type="float" office:value="23.1204575118131" calcext:value-type="float">
            <text:p>23.120457511813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77.7916666666667" calcext:value-type="float">
            <text:p>77.7916666666667</text:p>
          </table:table-cell>
          <table:table-cell office:value-type="float" office:value="21.5696143657899" calcext:value-type="float">
            <text:p>21.5696143657899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926" calcext:value-type="float">
            <text:p>8492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A BRZECHWY W RADWANICACH</text:p>
          </table:table-cell>
          <table:table-cell office:value-type="string" calcext:value-type="string">
            <text:p>Radwanice</text:p>
          </table:table-cell>
          <table:table-cell office:value-type="string" calcext:value-type="string">
            <text:p>ul. Szkolna 14a</text:p>
          </table:table-cell>
          <table:table-cell office:value-type="float" office:value="40" calcext:value-type="float">
            <text:p>40</text:p>
          </table:table-cell>
          <table:table-cell office:value-type="float" office:value="69.4" calcext:value-type="float">
            <text:p>69.4</text:p>
          </table:table-cell>
          <table:table-cell office:value-type="float" office:value="15.8142340946377" calcext:value-type="float">
            <text:p>15.8142340946377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72.1" calcext:value-type="float">
            <text:p>72.1</text:p>
          </table:table-cell>
          <table:table-cell office:value-type="float" office:value="27.806294251482" calcext:value-type="float">
            <text:p>27.806294251482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81.5853658536585" calcext:value-type="float">
            <text:p>81.5853658536585</text:p>
          </table:table-cell>
          <table:table-cell office:value-type="float" office:value="25.5466819092709" calcext:value-type="float">
            <text:p>25.546681909270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4978" calcext:value-type="float">
            <text:p>8497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ŚW. JADWIGI ŚLĄSKIEJ W ŻERNIKACH WROCŁAWSKICH</text:p>
          </table:table-cell>
          <table:table-cell office:value-type="string" calcext:value-type="string">
            <text:p>Żerniki Wrocławskie</text:p>
          </table:table-cell>
          <table:table-cell office:value-type="string" calcext:value-type="string">
            <text:p>ul. Kolejowa 7a</text:p>
          </table:table-cell>
          <table:table-cell office:value-type="float" office:value="48" calcext:value-type="float">
            <text:p>48</text:p>
          </table:table-cell>
          <table:table-cell office:value-type="float" office:value="72.7291666666667" calcext:value-type="float">
            <text:p>72.7291666666667</text:p>
          </table:table-cell>
          <table:table-cell office:value-type="float" office:value="14.5870084654881" calcext:value-type="float">
            <text:p>14.5870084654881</text:p>
          </table:table-cell>
          <table:table-cell office:value-type="float" office:value="74.5" calcext:value-type="float">
            <text:p>74.5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67.3333333333333" calcext:value-type="float">
            <text:p>67.3333333333333</text:p>
          </table:table-cell>
          <table:table-cell office:value-type="float" office:value="28.3588120735376" calcext:value-type="float">
            <text:p>28.358812073537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86.5" calcext:value-type="float">
            <text:p>86.5</text:p>
          </table:table-cell>
          <table:table-cell office:value-type="float" office:value="20.0135370853497" calcext:value-type="float">
            <text:p>20.013537085349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85053" calcext:value-type="float">
            <text:p>8505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KATOLICKA SZKOŁA PODSTAWOWA CARITAS ARCHIDIECEZJI WROCŁAWSKIEJ W KOTOWICACH IM. KS. JANA TWARDOWSKIEGO</text:p>
          </table:table-cell>
          <table:table-cell office:value-type="string" calcext:value-type="string">
            <text:p>Kotowice</text:p>
          </table:table-cell>
          <table:table-cell office:value-type="string" calcext:value-type="string">
            <text:p>ul. Podwalna 1</text:p>
          </table:table-cell>
          <table:table-cell office:value-type="float" office:value="14" calcext:value-type="float">
            <text:p>14</text:p>
          </table:table-cell>
          <table:table-cell office:value-type="float" office:value="64.7857142857143" calcext:value-type="float">
            <text:p>64.7857142857143</text:p>
          </table:table-cell>
          <table:table-cell office:value-type="float" office:value="9.92959912461275" calcext:value-type="float">
            <text:p>9.92959912461275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54.8571428571429" calcext:value-type="float">
            <text:p>54.8571428571429</text:p>
          </table:table-cell>
          <table:table-cell office:value-type="float" office:value="21.296737318382" calcext:value-type="float">
            <text:p>21.29673731838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66.4285714285714" calcext:value-type="float">
            <text:p>66.4285714285714</text:p>
          </table:table-cell>
          <table:table-cell office:value-type="float" office:value="25.1842192247285" calcext:value-type="float">
            <text:p>25.18421922472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iechnice</text:p>
          </table:table-cell>
          <table:table-cell office:value-type="float" office:value="196389" calcext:value-type="float">
            <text:p>196389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 W SIECHNICACH</text:p>
          </table:table-cell>
          <table:table-cell office:value-type="string" calcext:value-type="string">
            <text:p>Siechnice</text:p>
          </table:table-cell>
          <table:table-cell office:value-type="string" calcext:value-type="string">
            <text:p>ul. Osiedlowa 2</text:p>
          </table:table-cell>
          <table:table-cell office:value-type="float" office:value="38" calcext:value-type="float">
            <text:p>38</text:p>
          </table:table-cell>
          <table:table-cell office:value-type="float" office:value="75.1052631578947" calcext:value-type="float">
            <text:p>75.1052631578947</text:p>
          </table:table-cell>
          <table:table-cell office:value-type="float" office:value="13.6416341699037" calcext:value-type="float">
            <text:p>13.641634169903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77.4736842105263" calcext:value-type="float">
            <text:p>77.4736842105263</text:p>
          </table:table-cell>
          <table:table-cell office:value-type="float" office:value="22.5046624901378" calcext:value-type="float">
            <text:p>22.5046624901378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87.2051282051282" calcext:value-type="float">
            <text:p>87.2051282051282</text:p>
          </table:table-cell>
          <table:table-cell office:value-type="float" office:value="17.9059931052742" calcext:value-type="float">
            <text:p>17.905993105274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63437" calcext:value-type="float">
            <text:p>6343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1 IM. JANUSZA KORCZAKA</text:p>
          </table:table-cell>
          <table:table-cell office:value-type="string" calcext:value-type="string">
            <text:p>Sobótka</text:p>
          </table:table-cell>
          <table:table-cell office:value-type="string" calcext:value-type="string">
            <text:p>ul. Świdnicka 20, 20A</text:p>
          </table:table-cell>
          <table:table-cell office:value-type="float" office:value="48" calcext:value-type="float">
            <text:p>48</text:p>
          </table:table-cell>
          <table:table-cell office:value-type="float" office:value="68.4375" calcext:value-type="float">
            <text:p>68.4375</text:p>
          </table:table-cell>
          <table:table-cell office:value-type="float" office:value="17.2226912458535" calcext:value-type="float">
            <text:p>17.222691245853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0.5" calcext:value-type="float">
            <text:p>60.5</text:p>
          </table:table-cell>
          <table:table-cell office:value-type="float" office:value="27.6601397923679" calcext:value-type="float">
            <text:p>27.6601397923679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73.4791666666667" calcext:value-type="float">
            <text:p>73.4791666666667</text:p>
          </table:table-cell>
          <table:table-cell office:value-type="float" office:value="24.0156108806797" calcext:value-type="float">
            <text:p>24.0156108806797</text:p>
          </table:table-cell>
          <table:table-cell office:value-type="float" office:value="84.5" calcext:value-type="float">
            <text:p>84.5</text:p>
          </table:table-cell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73744" calcext:value-type="float">
            <text:p>73744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NR 2 IM. MARII SKŁODOWSKIEJ -CURIE</text:p>
          </table:table-cell>
          <table:table-cell office:value-type="string" calcext:value-type="string">
            <text:p>Sobótka</text:p>
          </table:table-cell>
          <table:table-cell office:value-type="string" calcext:value-type="string">
            <text:p>ul. Marii Skłodowskiej-Curie 19</text:p>
          </table:table-cell>
          <table:table-cell office:value-type="float" office:value="19" calcext:value-type="float">
            <text:p>19</text:p>
          </table:table-cell>
          <table:table-cell office:value-type="float" office:value="55.9473684210526" calcext:value-type="float">
            <text:p>55.9473684210526</text:p>
          </table:table-cell>
          <table:table-cell office:value-type="float" office:value="17.8398539178894" calcext:value-type="float">
            <text:p>17.839853917889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9.2631578947368" calcext:value-type="float">
            <text:p>49.2631578947368</text:p>
          </table:table-cell>
          <table:table-cell office:value-type="float" office:value="28.0766659162919" calcext:value-type="float">
            <text:p>28.076665916291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66.9473684210526" calcext:value-type="float">
            <text:p>66.9473684210526</text:p>
          </table:table-cell>
          <table:table-cell office:value-type="float" office:value="29.0180954146864" calcext:value-type="float">
            <text:p>29.01809541468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69346" calcext:value-type="float">
            <text:p>6934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EPUBLICZNA SZKOŁA PODSTAWOWA Z ODDZIAŁAMI INTEGRACYJNYMI W RĘKOWIE</text:p>
          </table:table-cell>
          <table:table-cell office:value-type="string" calcext:value-type="string">
            <text:p>Ręków</text:p>
          </table:table-cell>
          <table:table-cell office:value-type="string" calcext:value-type="string">
            <text:p>ul. Nasławicka 21</text:p>
          </table:table-cell>
          <table:table-cell office:value-type="float" office:value="21" calcext:value-type="float">
            <text:p>21</text:p>
          </table:table-cell>
          <table:table-cell office:value-type="float" office:value="48.0476190476191" calcext:value-type="float">
            <text:p>48.0476190476191</text:p>
          </table:table-cell>
          <table:table-cell office:value-type="float" office:value="22.689364385893" calcext:value-type="float">
            <text:p>22.689364385893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3.2380952380952" calcext:value-type="float">
            <text:p>43.2380952380952</text:p>
          </table:table-cell>
          <table:table-cell office:value-type="float" office:value="29.5907076178361" calcext:value-type="float">
            <text:p>29.590707617836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1.3333333333333" calcext:value-type="float">
            <text:p>61.3333333333333</text:p>
          </table:table-cell>
          <table:table-cell office:value-type="float" office:value="31.3510588160733" calcext:value-type="float">
            <text:p>31.3510588160733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73745" calcext:value-type="float">
            <text:p>7374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MARII KONOPNICKIEJ W ROGOWIE SOBÓCKIM</text:p>
          </table:table-cell>
          <table:table-cell office:value-type="string" calcext:value-type="string">
            <text:p>Rogów Sobócki</text:p>
          </table:table-cell>
          <table:table-cell office:value-type="string" calcext:value-type="string">
            <text:p>ul. Szkolna 7</text:p>
          </table:table-cell>
          <table:table-cell office:value-type="float" office:value="11" calcext:value-type="float">
            <text:p>11</text:p>
          </table:table-cell>
          <table:table-cell office:value-type="float" office:value="60.2727272727273" calcext:value-type="float">
            <text:p>60.2727272727273</text:p>
          </table:table-cell>
          <table:table-cell office:value-type="float" office:value="10.6351980713351" calcext:value-type="float">
            <text:p>10.635198071335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4.5454545454546" calcext:value-type="float">
            <text:p>34.5454545454546</text:p>
          </table:table-cell>
          <table:table-cell office:value-type="float" office:value="22.9638594965046" calcext:value-type="float">
            <text:p>22.963859496504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8.6363636363636" calcext:value-type="float">
            <text:p>58.6363636363636</text:p>
          </table:table-cell>
          <table:table-cell office:value-type="float" office:value="32.3230082062937" calcext:value-type="float">
            <text:p>32.3230082062937</text:p>
          </table:table-cell>
          <table:table-cell office:value-type="float" office:value="55" calcext:value-type="float">
            <text:p>55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63436" calcext:value-type="float">
            <text:p>63436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W ŚWIĄTNIKACH</text:p>
          </table:table-cell>
          <table:table-cell office:value-type="string" calcext:value-type="string">
            <text:p>Świątniki</text:p>
          </table:table-cell>
          <table:table-cell office:value-type="string" calcext:value-type="string">
            <text:p>ul. Parkowa 6</text:p>
          </table:table-cell>
          <table:table-cell office:value-type="float" office:value="12" calcext:value-type="float">
            <text:p>12</text:p>
          </table:table-cell>
          <table:table-cell office:value-type="float" office:value="61.4166666666667" calcext:value-type="float">
            <text:p>61.4166666666667</text:p>
          </table:table-cell>
          <table:table-cell office:value-type="float" office:value="14.1094432522651" calcext:value-type="float">
            <text:p>14.109443252265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7.6706824394822" calcext:value-type="float">
            <text:p>27.670682439482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0.25" calcext:value-type="float">
            <text:p>60.25</text:p>
          </table:table-cell>
          <table:table-cell office:value-type="float" office:value="30.5590275805148" calcext:value-type="float">
            <text:p>30.5590275805148</text:p>
          </table:table-cell>
          <table:table-cell office:value-type="float" office:value="66.5" calcext:value-type="float">
            <text:p>66.5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Sobótka</text:p>
          </table:table-cell>
          <table:table-cell office:value-type="float" office:value="126075" calcext:value-type="float">
            <text:p>126075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SPECJALNA PRZY MŁODZIEŻOWYM OŚRODKU WYCHOWAWCZYM</text:p>
          </table:table-cell>
          <table:table-cell office:value-type="string" calcext:value-type="string">
            <text:p>Sobótka</text:p>
          </table:table-cell>
          <table:table-cell office:value-type="string" calcext:value-type="string">
            <text:p>ul. Słoneczna 31</text:p>
          </table:table-cell>
          <table:table-cell office:value-type="float" office:value="11" calcext:value-type="float">
            <text:p>11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20.5039806657267" calcext:value-type="float">
            <text:p>20.503980665726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.5454545454545" calcext:value-type="float">
            <text:p>14.5454545454545</text:p>
          </table:table-cell>
          <table:table-cell office:value-type="float" office:value="5.46665322849924" calcext:value-type="float">
            <text:p>5.466653228499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9.8333333333333" calcext:value-type="float">
            <text:p>29.8333333333333</text:p>
          </table:table-cell>
          <table:table-cell office:value-type="float" office:value="7.69018133003955" calcext:value-type="float">
            <text:p>7.6901813300395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840" calcext:value-type="float">
            <text:p>9284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BOLESŁAWA CHROBREGO W ŻÓRAWINIE</text:p>
          </table:table-cell>
          <table:table-cell office:value-type="string" calcext:value-type="string">
            <text:p>Żórawina</text:p>
          </table:table-cell>
          <table:table-cell office:value-type="string" calcext:value-type="string">
            <text:p>ul. Mikołaja Kopernika 15</text:p>
          </table:table-cell>
          <table:table-cell office:value-type="float" office:value="28" calcext:value-type="float">
            <text:p>28</text:p>
          </table:table-cell>
          <table:table-cell office:value-type="float" office:value="67.2857142857143" calcext:value-type="float">
            <text:p>67.2857142857143</text:p>
          </table:table-cell>
          <table:table-cell office:value-type="float" office:value="19.4143855773738" calcext:value-type="float">
            <text:p>19.4143855773738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56.5714285714286" calcext:value-type="float">
            <text:p>56.5714285714286</text:p>
          </table:table-cell>
          <table:table-cell office:value-type="float" office:value="28.2582839578927" calcext:value-type="float">
            <text:p>28.258283957892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3.448275862069" calcext:value-type="float">
            <text:p>73.448275862069</text:p>
          </table:table-cell>
          <table:table-cell office:value-type="float" office:value="27.0409475029063" calcext:value-type="float">
            <text:p>27.0409475029063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320" calcext:value-type="float">
            <text:p>92320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USZA KUSOCIŃSKIEGO W POLAKOWICACH</text:p>
          </table:table-cell>
          <table:table-cell office:value-type="string" calcext:value-type="string">
            <text:p>Polakowice</text:p>
          </table:table-cell>
          <table:table-cell office:value-type="string" calcext:value-type="string">
            <text:p>ul. Szkolna 5</text:p>
          </table:table-cell>
          <table:table-cell office:value-type="float" office:value="9" calcext:value-type="float">
            <text:p>9</text:p>
          </table:table-cell>
          <table:table-cell office:value-type="float" office:value="57.1111111111111" calcext:value-type="float">
            <text:p>57.1111111111111</text:p>
          </table:table-cell>
          <table:table-cell office:value-type="float" office:value="18.6574051098243" calcext:value-type="float">
            <text:p>18.657405109824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8.6666666666667" calcext:value-type="float">
            <text:p>38.6666666666667</text:p>
          </table:table-cell>
          <table:table-cell office:value-type="float" office:value="17.486502731472" calcext:value-type="float">
            <text:p>17.48650273147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43.7777777777778" calcext:value-type="float">
            <text:p>43.7777777777778</text:p>
          </table:table-cell>
          <table:table-cell office:value-type="float" office:value="24.3254680337651" calcext:value-type="float">
            <text:p>24.325468033765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933" calcext:value-type="float">
            <text:p>92933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WINCENTEGO WITOSA W WĘGRACH</text:p>
          </table:table-cell>
          <table:table-cell office:value-type="string" calcext:value-type="string">
            <text:p>Węgry</text:p>
          </table:table-cell>
          <table:table-cell office:value-type="string" calcext:value-type="string">
            <text:p>ul. Szkolna 2</text:p>
          </table:table-cell>
          <table:table-cell office:value-type="float" office:value="6" calcext:value-type="float">
            <text:p>6</text:p>
          </table:table-cell>
          <table:table-cell office:value-type="float" office:value="41.8333333333333" calcext:value-type="float">
            <text:p>41.8333333333333</text:p>
          </table:table-cell>
          <table:table-cell office:value-type="float" office:value="18.8804719809178" calcext:value-type="float">
            <text:p>18.8804719809178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9.72967967955095" calcext:value-type="float">
            <text:p>9.7296796795509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3.5" calcext:value-type="float">
            <text:p>43.5</text:p>
          </table:table-cell>
          <table:table-cell office:value-type="float" office:value="26.6380054308376" calcext:value-type="float">
            <text:p>26.6380054308376</text:p>
          </table:table-cell>
          <table:table-cell office:value-type="float" office:value="34" calcext:value-type="float">
            <text:p>34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318" calcext:value-type="float">
            <text:p>92318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A PAWŁA II W WILCZKOWIE</text:p>
          </table:table-cell>
          <table:table-cell office:value-type="string" calcext:value-type="string">
            <text:p>Wilczków</text:p>
          </table:table-cell>
          <table:table-cell office:value-type="string" calcext:value-type="string">
            <text:p>ul. Mikołaja Kopernika 29</text:p>
          </table:table-cell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  <table:table-cell office:value-type="float" office:value="17.8451674130561" calcext:value-type="float">
            <text:p>17.8451674130561</text:p>
          </table:table-cell>
          <table:table-cell office:value-type="float" office:value="66.5" calcext:value-type="float">
            <text:p>66.5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22.9921725811199" calcext:value-type="float">
            <text:p>22.992172581119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4.0083318870762" calcext:value-type="float">
            <text:p>24.0083318870762</text:p>
          </table:table-cell>
          <table:table-cell office:value-type="float" office:value="51.5" calcext:value-type="float">
            <text:p>51.5</text:p>
          </table:table-cell>
          <table:table-cell office:value-type="float" office:value="44" calcext:value-type="float">
            <text:p>4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rocławski</text:p>
          </table:table-cell>
          <table:table-cell office:value-type="string" calcext:value-type="string">
            <text:p>Żórawina</text:p>
          </table:table-cell>
          <table:table-cell office:value-type="float" office:value="92877" calcext:value-type="float">
            <text:p>92877</text:p>
          </table:table-cell>
          <table:table-cell office:value-type="string" calcext:value-type="string">
            <text:p>dla młodzieży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KOŁA PODSTAWOWA IM. JANA PAWŁA II W RZEPLINIE</text:p>
          </table:table-cell>
          <table:table-cell office:value-type="string" calcext:value-type="string">
            <text:p>Rzeplin</text:p>
          </table:table-cell>
          <table:table-cell office:value-type="string" calcext:value-type="string">
            <text:p>al. Lipowa 46</text:p>
          </table:table-cell>
          <table:table-cell office:value-type="float" office:value="16" calcext:value-type="float">
            <text:p>16</text:p>
          </table:table-cell>
          <table:table-cell office:value-type="float" office:value="55.875" calcext:value-type="float">
            <text:p>55.875</text:p>
          </table:table-cell>
          <table:table-cell office:value-type="float" office:value="14.4606146134941" calcext:value-type="float">
            <text:p>14.4606146134941</text:p>
          </table:table-cell>
          <table:table-cell office:value-type="float" office:value="54.5" calcext:value-type="float">
            <text:p>54.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0.25" calcext:value-type="float">
            <text:p>50.25</text:p>
          </table:table-cell>
          <table:table-cell office:value-type="float" office:value="23.9986978813435" calcext:value-type="float">
            <text:p>23.998697881343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9.0625" calcext:value-type="float">
            <text:p>69.0625</text:p>
          </table:table-cell>
          <table:table-cell office:value-type="float" office:value="21.9187954447775" calcext:value-type="float">
            <text:p>21.9187954447775</text:p>
          </table:table-cell>
          <table:table-cell office:value-type="float" office:value="75.5" calcext:value-type="float">
            <text:p>75.5</text:p>
          </table:table-cell>
          <table:table-cell office:value-type="float" office:value="51" calcext:value-type="float">
            <text:p>51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2:36:41.3466639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2:26:53.806142347</meta:creation-date>
    <dc:date>2026-02-21T12:36:48.376631825</dc:date>
    <meta:editing-duration>PT1M5S</meta:editing-duration>
    <meta:editing-cycles>2</meta:editing-cycles>
    <meta:generator>LibreOffice/24.2.7.2$Linux_X86_64 LibreOffice_project/420$Build-2</meta:generator>
    <meta:document-statistic meta:table-count="1" meta:cell-count="3625" meta:object-count="0"/>
  </office:meta>
</office:document-meta>
</file>